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631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526cm" fo:break-before="auto" style:use-optimal-row-height="true"/>
    </style:style>
    <style:style style:name="ro20" style:family="table-row">
      <style:table-row-properties style:row-height="1.894cm" fo:break-before="auto" style:use-optimal-row-height="true"/>
    </style:style>
    <style:style style:name="ro21" style:family="table-row">
      <style:table-row-properties style:row-height="0.788cm" fo:break-before="auto" style:use-optimal-row-height="true"/>
    </style:style>
    <style:style style:name="ro22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1.157cm" fo:break-before="auto" style:use-optimal-row-height="true"/>
    </style:style>
    <style:style style:name="ro24" style:family="table-row">
      <style:table-row-properties style:row-height="0.868cm" fo:break-before="auto" style:use-optimal-row-height="true"/>
    </style:style>
    <style:style style:name="ro25" style:family="table-row">
      <style:table-row-properties style:row-height="1.685cm" fo:break-before="auto" style:use-optimal-row-height="true"/>
    </style:style>
    <style:style style:name="ro26" style:family="table-row">
      <style:table-row-properties style:row-height="1.605cm" fo:break-before="auto" style:use-optimal-row-height="true"/>
    </style:style>
    <style:style style:name="ro27" style:family="table-row">
      <style:table-row-properties style:row-height="1.236cm" fo:break-before="auto" style:use-optimal-row-height="true"/>
    </style:style>
    <style:style style:name="ro28" style:family="table-row">
      <style:table-row-properties style:row-height="0.841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0.684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2.027cm" fo:break-before="auto" style:use-optimal-row-height="tru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0.547cm" fo:break-before="auto" style:use-optimal-row-height="true"/>
    </style:style>
    <style:style style:name="ro37" style:family="table-row">
      <style:table-row-properties style:row-height="0.785cm" fo:break-before="auto" style:use-optimal-row-height="true"/>
    </style:style>
    <style:style style:name="ro38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3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3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784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6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6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" fo:font-style="normal" style:font-style-asian="normal" style:font-style-complex="normal"/>
    </style:style>
    <style:style style:name="ce624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8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" fo:font-style="normal" style:font-style-asian="normal" style:font-style-complex="normal"/>
    </style:style>
    <style:style style:name="ce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3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4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48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" fo:font-size="10pt" style:font-size-asian="10pt" style:font-size-complex="10pt"/>
    </style:style>
    <style:style style:name="ce11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5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4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58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59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01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963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8" style:family="table-cell" style:parent-style-name="Default">
      <style:table-cell-properties fo:background-color="transparent" style:vertical-align="middle"/>
      <style:text-properties style:font-name="Avenir"/>
    </style:style>
    <style:style style:name="ce200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30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231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0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2" fo:font-weight="bold"/>
    </style:style>
    <style:style style:name="ce260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2" fo:font-weight="normal"/>
    </style:style>
    <style:style style:name="ce260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2" fo:font-weight="bold"/>
    </style:style>
    <style:style style:name="ce2612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14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205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7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05" style:family="table-cell" style:parent-style-name="Default">
      <style:table-cell-properties fo:border="0.06pt solid #000000" style:vertical-align="middle"/>
      <style:text-properties style:font-name="Avenir"/>
    </style:style>
    <style:style style:name="ce22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1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22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2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2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26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3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417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"/>
    </style:style>
    <style:style style:name="ce252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3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3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2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3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4" calcext:value-type="float">
            <text:p>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5"/>
          <table:table-cell table:style-name="ce161" table:content-validation-name="val27" table:formula="of:=([.$D$8]*(   ([.C22]+[$Data.$C6])  +   ([.$C23]+[Data.$C7]) )  )" office:value-type="float" office:value="608" calcext:value-type="float">
            <text:p>60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96" calcext:value-type="float" table:number-columns-spanned="2" table:number-rows-spanned="1">
            <text:p>96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508" calcext:value-type="float" table:number-columns-spanned="2" table:number-rows-spanned="1">
            <text:p>50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423" calcext:value-type="float">
            <text:p>42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424" calcext:value-type="float">
            <text:p>42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8" calcext:value-type="float">
            <text:p>6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4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4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07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8" calcext:value-type="float">
            <text:p>68</text:p>
          </table:table-cell>
          <table:table-cell table:style-name="ce698" table:formula="of:=([.$M23]/[.$E$13])*100" office:value-type="float" office:value="16.0756501182033" calcext:value-type="float">
            <text:p>16,08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155" calcext:value-type="float">
            <text:p>155</text:p>
          </table:table-cell>
          <table:table-cell table:style-name="ce698" table:formula="of:=([.$M24]/[.$E$13])*100" office:value-type="float" office:value="36.6430260047281" calcext:value-type="float">
            <text:p>36,6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122" calcext:value-type="float">
            <text:p>122</text:p>
          </table:table-cell>
          <table:table-cell table:style-name="ce698" table:formula="of:=([.$M25]/[.$E$13])*100" office:value-type="float" office:value="28.8416075650118" calcext:value-type="float">
            <text:p>28,84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6" calcext:value-type="float">
            <text:p>36</text:p>
          </table:table-cell>
          <table:table-cell table:style-name="ce698" table:formula="of:=([.$M26]/[.$E$13])*100" office:value-type="float" office:value="8.51063829787234" calcext:value-type="float">
            <text:p>8,51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73" table:content-validation-name="val22"/>
          <table:table-cell table:style-name="ce13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07" table:content-validation-name="val7"/>
          <table:covered-table-cell table:style-name="Default"/>
          <table:table-cell table:style-name="ce779" table:content-validation-name="val55" office:value-type="float" office:value="8" calcext:value-type="float">
            <text:p>8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42" calcext:value-type="float">
            <text:p>42</text:p>
          </table:table-cell>
          <table:table-cell table:style-name="ce698" table:formula="of:=([.$M27]/[.$E$13])*100" office:value-type="float" office:value="9.9290780141844" calcext:value-type="float">
            <text:p>9,93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23" calcext:value-type="float">
            <text:p>42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122" calcext:value-type="float">
            <text:p>12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59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0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59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0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59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430" table:content-validation-name="val77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59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0" table:content-validation-name="val78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59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0" table:content-validation-name="val7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59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0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59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0" table:content-validation-name="val50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58" table:content-validation-name="val9"/>
          <table:table-cell table:style-name="ce109" table:content-validation-name="val24" office:value-type="float" office:value="2" calcext:value-type="float">
            <text:p>2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4" calcext:value-type="float">
            <text:p>4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63" calcext:value-type="float">
            <text:p>16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113" table:content-validation-name="val25" office:value-type="float" office:value="6" calcext:value-type="float">
            <text:p>6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Alkímia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Lexikum 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5" table:content-validation-name="val9"/>
          <table:table-cell table:style-name="ce114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4" calcext:value-type="float">
            <text:p>4 fok</text:p>
          </table:table-cell>
          <table:table-cell table:style-name="ce319" table:content-validation-name="val73" table:formula="of:=[.$J$53]*[$Data.$C$12]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6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32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lettan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🟥 Lexikum, Nyomozás, Nekromancia arkánum" calcext:value-type="string" table:number-columns-spanned="5" table:number-rows-spanned="1">
            <text:p>🟥 Lexikum, Nyomozás, Nekromancia arkánum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Történelemismeret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7]*[$Data.$C$12]" office:value-type="float" office:value="12" calcext:value-type="float">
            <text:p>12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🟥 Lexikum" calcext:value-type="string" table:number-columns-spanned="5" table:number-rows-spanned="1">
            <text:p>🟥 Lexikum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32" table:content-validation-name="val75"/>
        </table:table-row>
        <table:table-row table:style-name="ro2">
          <table:table-cell table:style-name="ce41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64" table:content-validation-name="val53" office:value-type="float" office:value="5" calcext:value-type="float">
            <text:p>5</text:p>
          </table:table-cell>
          <table:table-cell table:style-name="ce33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64" table:content-validation-name="val53" office:value-type="float" office:value="1" calcext:value-type="float">
            <text:p>1</text:p>
          </table:table-cell>
          <table:table-cell table:style-name="ce33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66"/>
        <table:table-column table:style-name="co16" table:default-cell-style-name="ce866"/>
        <table:table-column table:style-name="co14" table:default-cell-style-name="ce866"/>
        <table:table-column table:style-name="co17" table:default-cell-style-name="ce866"/>
        <table:table-column table:style-name="co18" table:default-cell-style-name="ce866"/>
        <table:table-column table:style-name="co19" table:default-cell-style-name="ce866"/>
        <table:table-column table:style-name="co20" table:default-cell-style-name="ce866"/>
        <table:table-column table:style-name="co21" table:default-cell-style-name="ce866"/>
        <table:table-column table:style-name="co22" table:default-cell-style-name="ce866"/>
        <table:table-column table:style-name="co23" table:default-cell-style-name="ce866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3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9"/>
          <table:covered-table-cell table:style-name="ce900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9"/>
          <table:covered-table-cell table:style-name="ce900"/>
          <table:table-cell table:style-name="ce389" table:content-validation-name="val84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3" table:content-validation-name="val93" office:value-type="string" calcext:value-type="string" table:number-columns-spanned="2" table:number-rows-spanned="1">
            <text:p>Dzsenn</text:p>
          </table:table-cell>
          <table:covered-table-cell table:style-name="ce523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70"/>
          <table:covered-table-cell table:style-name="ce359"/>
          <table:covered-table-cell table:style-name="ce372"/>
          <table:covered-table-cell table:number-columns-repeated="4" table:style-name="ce870"/>
          <table:covered-table-cell table:style-name="ce483"/>
          <table:table-cell table:style-name="Default"/>
        </table:table-row>
        <table:table-row table:style-name="ro2">
          <table:table-cell table:style-name="ce43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0"/>
          <table:table-cell table:style-name="ce50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62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2" table:content-validation-name="val89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2" table:content-validation-name="val89"/>
          <table:table-cell table:style-name="ce524" table:content-validation-name="val94" table:number-columns-spanned="3" table:number-rows-spanned="1"/>
          <table:covered-table-cell table:style-name="ce524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62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2" table:content-validation-name="val89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62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2" table:content-validation-name="val89" table:formula="of:=IF(ISBLANK([.$A10]); &quot;-&quot;; VLOOKUP([.$A10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62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2" table:content-validation-name="val89" table:formula="of:=IF(ISBLANK([.$A11]); &quot;-&quot;; VLOOKUP([.$A11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Szónoklás</text:p>
          </table:table-cell>
          <table:covered-table-cell table:number-columns-repeated="2" table:style-name="ce462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2" table:content-validation-name="val89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Irodalom</text:p>
          </table:table-cell>
          <table:covered-table-cell table:number-columns-repeated="2" table:style-name="ce462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2" table:content-validation-name="val89" table:formula="of:=IF(ISBLANK([.$A13]); &quot;-&quot;; VLOOKUP([.$A13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Pénzügyek</text:p>
          </table:table-cell>
          <table:covered-table-cell table:number-columns-repeated="2" table:style-name="ce462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2" table:content-validation-name="val89" table:formula="of:=IF(ISBLANK([.$A14]); &quot;-&quot;; VLOOKUP([.$A14];hatterek_szabad_all; 2; 0))" office:value-type="string" office:string-value="🟩 Kvantikum, Nyomozás, Szakma: hivatalnok" calcext:value-type="string" table:number-columns-spanned="2" table:number-rows-spanned="1">
            <text:p>🟩 Kvantikum, Nyomozás, Szakma: hivatalnok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462" table:content-validation-name="val80"/>
          <table:table-cell table:style-name="ce454" table:content-validation-name="val85" office:value-type="float" office:value="1" calcext:value-type="float">
            <text:p>1</text:p>
          </table:table-cell>
          <table:table-cell table:style-name="ce502" table:content-validation-name="val89" table:formula="of:=IF(ISBLANK([.$A15]); &quot;-&quot;; VLOOKUP([.$A15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2" table:content-validation-name="val80"/>
          <table:table-cell table:style-name="ce454" table:content-validation-name="val85"/>
          <table:table-cell table:style-name="ce502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2" table:content-validation-name="val80"/>
          <table:table-cell table:style-name="ce454" table:content-validation-name="val85"/>
          <table:table-cell table:style-name="ce502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2" table:content-validation-name="val80"/>
          <table:table-cell table:style-name="ce454" table:content-validation-name="val85"/>
          <table:table-cell table:style-name="ce502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2" table:content-validation-name="val80"/>
          <table:table-cell table:style-name="ce454" table:content-validation-name="val85"/>
          <table:table-cell table:style-name="ce502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2" table:content-validation-name="val80"/>
          <table:table-cell table:style-name="ce454" table:content-validation-name="val85"/>
          <table:table-cell table:style-name="ce502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2" table:content-validation-name="val89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41" table:content-validation-name="val80" table:number-columns-spanned="3" table:number-rows-spanned="1"/>
          <table:covered-table-cell table:number-columns-repeated="2" table:style-name="ce464" table:content-validation-name="val80"/>
          <table:table-cell table:style-name="ce374" table:content-validation-name="val86"/>
          <table:table-cell table:style-name="ce503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3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439" office:value-type="string" calcext:value-type="string" table:number-columns-spanned="3" table:number-rows-spanned="1">
            <text:p>Kultúrkör</text:p>
          </table:table-cell>
          <table:covered-table-cell table:style-name="ce869"/>
          <table:covered-table-cell table:style-name="ce460"/>
          <table:table-cell table:style-name="ce376" table:content-validation-name="val87" table:formula="of:=ROUNDUP([$Alapértékek.D8]/2)-COUNTA([.A25:.C34])" office:value-type="float" office:value="0" calcext:value-type="float">
            <text:p>0</text:p>
          </table:table-cell>
          <table:table-cell table:style-name="ce50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3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dzs4d</text:p>
          </table:table-cell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erv</text:p>
          </table:table-cell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py4r</text:p>
          </table:table-cell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t0r0ni</text:p>
          </table:table-cell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7" table:content-validation-name="val81" table:number-columns-spanned="4" table:number-rows-spanned="1"/>
          <table:covered-table-cell table:style-name="ce422" table:content-validation-name="val81"/>
          <table:covered-table-cell table:style-name="ce447" table:content-validation-name="val81"/>
          <table:covered-table-cell table:style-name="ce454" table:content-validation-name="val81"/>
          <table:table-cell table:style-name="ce462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36" table:number-columns-spanned="5" table:number-rows-spanned="1"/>
          <table:covered-table-cell table:number-columns-repeated="4" table:style-name="ce547"/>
          <table:table-cell table:style-name="ce20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39" office:value-type="string" calcext:value-type="string" table:number-columns-spanned="3" table:number-rows-spanned="1">
            <text:p>Hely</text:p>
          </table:table-cell>
          <table:covered-table-cell table:style-name="ce869"/>
          <table:covered-table-cell table:style-name="ce460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50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19"/>
          <table:covered-table-cell table:style-name="ce484"/>
          <table:table-cell table:style-name="Default"/>
        </table:table-row>
        <table:table-row table:style-name="ro7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43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529" table:content-validation-name="val96" table:number-columns-spanned="2" table:number-rows-spanned="1"/>
          <table:covered-table-cell table:style-name="ce5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529" table:content-validation-name="val96" table:number-columns-spanned="2" table:number-rows-spanned="1"/>
          <table:covered-table-cell table:style-name="ce5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529" table:content-validation-name="val96" table:number-columns-spanned="2" table:number-rows-spanned="1"/>
          <table:covered-table-cell table:style-name="ce5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529" table:content-validation-name="val96" table:number-columns-spanned="2" table:number-rows-spanned="1"/>
          <table:covered-table-cell table:style-name="ce5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529" table:content-validation-name="val96" table:number-columns-spanned="2" table:number-rows-spanned="1"/>
          <table:covered-table-cell table:style-name="ce5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529" table:content-validation-name="val96" table:number-columns-spanned="2" table:number-rows-spanned="1"/>
          <table:covered-table-cell table:style-name="ce5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4" table:content-validation-name="val5"/>
          <table:table-cell table:style-name="ce462" table:number-columns-spanned="2" table:number-rows-spanned="1"/>
          <table:covered-table-cell table:style-name="ce669"/>
          <table:table-cell table:style-name="ce529" table:content-validation-name="val96" table:number-columns-spanned="2" table:number-rows-spanned="1"/>
          <table:covered-table-cell table:style-name="ce52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4" table:content-validation-name="val5"/>
          <table:table-cell table:style-name="ce644" table:number-columns-spanned="2" table:number-rows-spanned="1"/>
          <table:covered-table-cell table:style-name="ce670"/>
          <table:table-cell table:style-name="ce532" table:content-validation-name="val96" table:number-columns-spanned="2" table:number-rows-spanned="1"/>
          <table:covered-table-cell table:style-name="ce532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9" calcext:value-type="float">
            <text:p>Még költhető: 9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4"/>
          <table:covered-table-cell table:style-name="ce706"/>
          <table:table-cell table:style-name="ce454" table:content-validation-name="val90" office:value-type="string" calcext:value-type="string">
            <text:p>alap</text:p>
          </table:table-cell>
          <table:table-cell table:style-name="ce51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2"/>
          <table:covered-table-cell table:style-name="ce399"/>
          <table:table-cell table:style-name="ce454" table:content-validation-name="val91" office:value-type="string" calcext:value-type="string">
            <text:p>alap</text:p>
          </table:table-cell>
          <table:table-cell table:style-name="ce51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4" table:content-validation-name="val83" table:number-columns-spanned="4" table:number-rows-spanned="1"/>
          <table:covered-table-cell table:number-columns-repeated="2" table:style-name="ce454" table:content-validation-name="val83"/>
          <table:covered-table-cell table:style-name="ce706" table:content-validation-name="val83"/>
          <table:table-cell table:style-name="ce45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24"/>
        <table:table-column table:style-name="co25" table:default-cell-style-name="ce624"/>
        <table:table-column table:style-name="co26" table:default-cell-style-name="ce624"/>
        <table:table-column table:style-name="co27" table:default-cell-style-name="ce624"/>
        <table:table-column table:style-name="co28" table:default-cell-style-name="ce624"/>
        <table:table-column table:style-name="co29" table:default-cell-style-name="ce624"/>
        <table:table-column table:style-name="co28" table:number-columns-repeated="3" table:default-cell-style-name="ce624"/>
        <table:table-column table:style-name="co30" table:default-cell-style-name="ce624"/>
        <table:table-column table:style-name="co31" table:default-cell-style-name="ce624"/>
        <table:table-column table:style-name="co32" table:default-cell-style-name="ce624"/>
        <table:table-column table:style-name="co33" table:default-cell-style-name="ce624"/>
        <table:table-column table:style-name="co34" table:default-cell-style-name="ce624"/>
        <table:table-column table:style-name="co35" table:default-cell-style-name="ce624"/>
        <table:table-column table:style-name="co36" table:default-cell-style-name="ce1151"/>
        <table:table-column table:style-name="co37" table:default-cell-style-name="ce633"/>
        <table:table-column table:style-name="co38" table:default-cell-style-name="ce641"/>
        <table:table-column table:style-name="co39" table:default-cell-style-name="ce634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3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34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34"/>
          <table:table-cell table:number-columns-repeated="243"/>
        </table:table-row>
        <table:table-row table:style-name="ro8">
          <table:table-cell table:style-name="ce586"/>
          <table:table-cell table:style-name="ce626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26" table:content-validation-name="val144" office:value-type="string" calcext:value-type="string">
            <text:p>Módosítók</text:p>
          </table:table-cell>
          <table:table-cell table:style-name="ce626" table:content-validation-name="val151" office:value-type="string" calcext:value-type="string">
            <text:p>Összesen</text:p>
          </table:table-cell>
          <table:table-cell table:style-name="ce556"/>
          <table:table-cell table:style-name="ce75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34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694" table:content-validation-name="val128" office:value-type="float" office:value="7" calcext:value-type="float">
            <text:p>7</text:p>
          </table:table-cell>
          <table:table-cell table:style-name="ce694" table:content-validation-name="val145" table:formula="of:=[Alapértékek.$C$18]+[Alapértékek.$C$20]+[Alapértékek.$C$21]" office:value-type="float" office:value="1" calcext:value-type="float">
            <text:p>1</text:p>
          </table:table-cell>
          <table:table-cell table:style-name="ce793" table:content-validation-name="val152" table:formula="of:=[.C4]+[.B4]+[.D4]" office:value-type="float" office:value="8" calcext:value-type="float">
            <text:p>8</text:p>
          </table:table-cell>
          <table:table-cell table:style-name="ce556"/>
          <table:table-cell table:style-name="ce75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048" table:content-validation-name="val185" table:formula="of:=SUM([$Alapértékek.J32:.J52]; [$Alapértékek.J28])+SUM([$Alapértékek.J18:.J22])" office:value-type="float" office:value="13" calcext:value-type="float">
            <text:p>13 HM</text:p>
          </table:table-cell>
          <table:table-cell table:style-name="ce556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HIÁNYZIK</text:p>
          </table:table-cell>
          <table:table-cell table:style-name="ce1272" table:formula="of:=ROUNDUP([.$K$4]/[.$N$4])" office:value-type="string" office:string-value="" calcext:value-type="error">
            <text:p>#HIÁNYZIK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694" table:content-validation-name="val128" office:value-type="float" office:value="30" calcext:value-type="float">
            <text:p>30</text:p>
          </table:table-cell>
          <table:table-cell table:style-name="ce694" table:content-validation-name="val146" table:formula="of:=[Alapértékek.$C$20]+[Alapértékek.$C$21]" office:value-type="float" office:value="1" calcext:value-type="float">
            <text:p>1</text:p>
          </table:table-cell>
          <table:table-cell table:style-name="ce793" table:content-validation-name="val153" table:formula="of:=[.C5]+[.B5]+[.D5]" office:value-type="float" office:value="31" calcext:value-type="float">
            <text:p>31</text:p>
          </table:table-cell>
          <table:table-cell table:style-name="ce556" table:number-columns-repeated="5"/>
          <table:table-cell table:style-name="ce1125"/>
          <table:table-cell table:style-name="ce65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5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694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3" calcext:value-type="float">
            <text:p>3</text:p>
          </table:table-cell>
          <table:table-cell table:style-name="ce793" table:content-validation-name="val154" table:formula="of:=[.C7]+[.B7]+[.D7]" office:value-type="float" office:value="-7" calcext:value-type="float">
            <text:p>-7</text:p>
          </table:table-cell>
          <table:table-cell table:style-name="ce556"/>
          <table:table-cell table:style-name="ce75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048" table:content-validation-name="val186" table:formula="of:=[Data.C19]*[Alapértékek.$D$8]" office:value-type="float" office:value="16" calcext:value-type="float">
            <text:p>16 HM</text:p>
          </table:table-cell>
          <table:table-cell table:style-name="ce55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5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3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4" calcext:value-type="float">
            <text:p>4</text:p>
          </table:table-cell>
          <table:table-cell table:style-name="ce556"/>
          <table:table-cell table:style-name="ce752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34"/>
          <table:table-cell table:style-name="ce75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53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50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695" table:content-validation-name="val130" office:value-type="string" calcext:value-type="string">
            <text:p>Szint</text:p>
          </table:table-cell>
          <table:table-cell table:style-name="ce695" office:value-type="string" calcext:value-type="string">
            <text:p>TÉ/CÉ</text:p>
          </table:table-cell>
          <table:table-cell table:style-name="ce695" office:value-type="string" calcext:value-type="string">
            <text:p>VÉ</text:p>
          </table:table-cell>
          <table:table-cell table:style-name="ce695" table:content-validation-name="val167" office:value-type="string" calcext:value-type="string">
            <text:p>Harckeret</text:p>
          </table:table-cell>
          <table:table-cell table:style-name="ce695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327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3" calcext:value-type="float">
            <text:p>3</text:p>
          </table:table-cell>
          <table:table-cell table:style-name="ce818" table:content-validation-name="val115" table:formula="of:=VLOOKUP([.$C13];harcmodorok;1)+[.$E$4]" office:value-type="float" office:value="11" calcext:value-type="float">
            <text:p>11</text:p>
          </table:table-cell>
          <table:table-cell table:style-name="ce818" table:content-validation-name="val115" table:formula="of:=VLOOKUP([.$C13];harcmodorok;1)+[.$E$5]" office:value-type="float" office:value="34" calcext:value-type="float">
            <text:p>34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53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156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8" calcext:value-type="float">
            <text:p>8</text:p>
          </table:table-cell>
          <table:table-cell table:style-name="ce818" table:content-validation-name="val115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5" table:formula="of:=VLOOKUP([.$C14];harcmodorok;1)+[.$E$5]" office:value-type="float" office:value="39" calcext:value-type="float">
            <text:p>39</text:p>
          </table:table-cell>
          <table:table-cell table:style-name="ce818" table:content-validation-name="val168" table:formula="of:=MAX(0; ([.C14]+[Alapértékek.$C$21]-[$Data.$S$35]+([$Data.$S$36]*[$Alapértékek.$J$39])))" office:value-type="float" office:value="5" calcext:value-type="float">
            <text:p>5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818" table:content-validation-name="val115" table:formula="of:=VLOOKUP([.$C15];harcmodorok;1)+[.$E$4]" office:value-type="float" office:value="8" calcext:value-type="float">
            <text:p>8</text:p>
          </table:table-cell>
          <table:table-cell table:style-name="ce818" table:content-validation-name="val115" table:formula="of:=VLOOKUP([.$C15];harcmodorok;1)+[.$E$5]" office:value-type="float" office:value="31" calcext:value-type="float">
            <text:p>31</text:p>
          </table:table-cell>
          <table:table-cell table:style-name="ce818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53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156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818" table:content-validation-name="val115" table:formula="of:=VLOOKUP([.$C16];harcmodorok;1)+[.$E$4]" office:value-type="float" office:value="8" calcext:value-type="float">
            <text:p>8</text:p>
          </table:table-cell>
          <table:table-cell table:style-name="ce818" table:content-validation-name="val115" table:formula="of:=VLOOKUP([.$C16];harcmodorok;1)+[.$E$5]" office:value-type="float" office:value="31" calcext:value-type="float">
            <text:p>31</text:p>
          </table:table-cell>
          <table:table-cell table:style-name="ce818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818" table:content-validation-name="val115" table:formula="of:=VLOOKUP([.$C17];harcmodorok;1)+[.$E$4]" office:value-type="float" office:value="8" calcext:value-type="float">
            <text:p>8</text:p>
          </table:table-cell>
          <table:table-cell table:style-name="ce818" table:content-validation-name="val115" table:formula="of:=VLOOKUP([.$C17];harcmodorok;1)+[.$E$5]" office:value-type="float" office:value="31" calcext:value-type="float">
            <text:p>31</text:p>
          </table:table-cell>
          <table:table-cell table:style-name="ce818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6"/>
          <table:table-cell table:style-name="ce1139" table:content-validation-name="val189" office:value-type="float" office:value="0" calcext:value-type="float">
            <text:p>0</text:p>
          </table:table-cell>
          <table:table-cell table:style-name="ce1156" table:number-columns-repeated="2"/>
          <table: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1329" table:content-validation-name="val115" table:formula="of:=VLOOKUP([.$C18];harcmodorok;1)+[.$E$7]" office:value-type="float" office:value="-7" calcext:value-type="float">
            <text:p>-7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29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818" table:content-validation-name="val115" table:formula="of:=VLOOKUP([.$C19];harcmodorok;1)+[.$E$7]" office:value-type="float" office:value="-7" calcext:value-type="float">
            <text:p>-7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818" table:content-validation-name="val115" table:formula="of:=VLOOKUP([.$C20];harcmodorok;1)+[.$E$7]" office:value-type="float" office:value="-7" calcext:value-type="float">
            <text:p>-7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HIÁNYZIK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8" calcext:value-type="float">
            <text:p>8</text:p>
          </table:table-cell>
          <table:table-cell table:style-name="ce818" table:content-validation-name="val115" table:formula="of:=VLOOKUP([.$C21];harcmodorok;1)+[.$E$7]" office:value-type="float" office:value="1" calcext:value-type="float">
            <text:p>1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18" table:content-validation-name="val168" table:formula="of:=MAX(0; ([.C21]+[Alapértékek.$C$21]-[$Data.$S$35]+([$Data.$S$36]*[$Alapértékek.$J$39])))" office:value-type="float" office:value="5" calcext:value-type="float">
            <text:p>5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HIÁNYZIK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HIÁNYZIK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6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05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Komment</text:p>
          </table:table-cell>
          <table:covered-table-cell table:style-name="ce65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07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27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1" table:content-validation-name="val100" office:value-type="string" calcext:value-type="string">
            <text:p>Kard, dzsenn szablya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707" table:content-validation-name="val134" office:value-type="float" office:value="2" calcext:value-type="float">
            <text:p>2</text:p>
          </table:table-cell>
          <table:table-cell table:style-name="ce776" table:content-validation-name="val115" table:formula="of:=VLOOKUP([.$A27];kezifegyverek_all;2;0) + ([.$C27]*[Data.$S$6])" office:value-type="float" office:value="7" calcext:value-type="float">
            <text:p>7</text:p>
          </table:table-cell>
          <table:table-cell table:style-name="ce776" table:content-validation-name="val115" table:formula="of:=VLOOKUP([.$A27];kezifegyverek_all;3;0) + ([.$C27]*[Data.$S$6])" office:value-type="float" office:value="7" calcext:value-type="float">
            <text:p>7</text:p>
          </table:table-cell>
          <table:table-cell table:style-name="ce776" table:content-validation-name="val170" table:formula="of:=[.$Z29]" office:value-type="string" office:string-value="6/8 V/S" calcext:value-type="string">
            <text:p>6/8 V/S</text:p>
          </table:table-cell>
          <table:table-cell table:style-name="ce965" table:content-validation-name="val5" table:formula="of:=VLOOKUP([.$A27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0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315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31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28" table:formula="of:=IF([.$X27] = 1; &quot;/&quot; &amp; ([.$U27] + 2); &quot;&quot;)">
            <text:p/>
          </table:table-cell>
          <table:table-cell table:style-name="ce144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1" table:content-validation-name="val100" office:value-type="string" calcext:value-type="string">
            <text:p>Dzsambia</text:p>
          </table:table-cell>
          <table:table-cell table:style-name="ce702" table:content-validation-name="val116" table:formula="of:=VLOOKUP([.$A28];kezifegyverek_all;5;0)" office:value-type="float" office:value="6" calcext:value-type="float">
            <text:p>6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float" office:value="2" calcext:value-type="float">
            <text:p>2</text:p>
          </table:table-cell>
          <table:table-cell table:style-name="ce776" table:content-validation-name="val115" table:formula="of:=VLOOKUP([.$A28];kezifegyverek_all;3;0) + ([.$C28]*[Data.$S$6])" office:value-type="float" office:value="2" calcext:value-type="float">
            <text:p>2</text:p>
          </table:table-cell>
          <table:table-cell table:style-name="ce776" table:content-validation-name="val170" table:formula="of:=[.$Z30]" office:value-type="string" office:string-value="0/2 V/S" calcext:value-type="string">
            <text:p>0/2 V/S</text:p>
          </table:table-cell>
          <table:table-cell table:style-name="ce965" table:content-validation-name="val5" table:formula="of:=VLOOKUP([.$A28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315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31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28" table:formula="of:=IF([.$X28] = 1; &quot;/&quot; &amp; ([.$U28] + 2); &quot;&quot;)">
            <text:p/>
          </table:table-cell>
          <table:table-cell table:style-name="ce144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1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HIÁNYZIK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HIÁNYZIK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HIÁNYZIK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304" table:formula="of:= [.$C27] * [Data.$T$6]" office:value-type="float" office:value="2" calcext:value-type="float">
            <text:p>2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315" table:formula="of:=IF(ISNUMBER([.$Q29]); ([.$Q29]+[.$R29]+[.$T29]))" office:value-type="float" office:value="6" calcext:value-type="float">
            <text:p>6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31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1" calcext:value-type="float">
            <text:p>1</text:p>
          </table:table-cell>
          <table:table-cell table:style-name="ce1428" table:formula="of:=IF([.$X29] = 1; &quot;/&quot; &amp; ([.$U29] + 2); &quot;&quot;)" office:value-type="string" office:string-value="/8" calcext:value-type="string">
            <text:p>/8</text:p>
          </table:table-cell>
          <table:table-cell table:style-name="ce1447" table:formula="of:=IF(ISNUMBER([.$Q29]); ([.$Q29]+[.$R29]+[.$T29]) &amp; [.$Y29] &amp; &quot; &quot; &amp; [.$S29] &amp; [.$W29]; [Data.$C$29])" office:value-type="string" office:string-value="6/8 V/S" calcext:value-type="string">
            <text:p>6/8 V/S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1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HIÁNYZIK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HIÁNYZIK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HIÁNYZIK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0" calcext:value-type="float">
            <text:p>0</text:p>
          </table:table-cell>
          <table:table-cell table:style-name="ce130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V/S" calcext:value-type="string">
            <text:p>V/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1315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float" office:value="0" calcext:value-type="float">
            <text:p>0</text:p>
          </table:table-cell>
          <table:table-cell table:style-name="ce1315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1" calcext:value-type="float">
            <text:p>1</text:p>
          </table:table-cell>
          <table:table-cell table:style-name="ce1428" table:formula="of:=IF([.$X30] = 1; &quot;/&quot; &amp; ([.$U30] + 2); &quot;&quot;)" office:value-type="string" office:string-value="/2" calcext:value-type="string">
            <text:p>/2</text:p>
          </table:table-cell>
          <table:table-cell table:style-name="ce1447" table:formula="of:=IF(ISNUMBER([.$Q30]); ([.$Q30]+[.$R30]+[.$T30]) &amp; [.$Y30] &amp; &quot; &quot; &amp; [.$S30] &amp; [.$W30]; [Data.$C$29])" office:value-type="string" office:string-value="0/2 V/S" calcext:value-type="string">
            <text:p>0/2 V/S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1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HIÁNYZIK</text:p>
          </table:table-cell>
          <table:table-cell table:style-name="ce707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HIÁNYZIK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HIÁNYZIK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HIÁNYZIK</text:p>
          </table:table-cell>
          <table:table-cell table:style-name="ce130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29]; kezifegyverek_all; 9; 0))" office:value-type="string" office:string-value="" calcext:value-type="error">
            <text:p>#HIÁNYZIK</text:p>
          </table:table-cell>
          <table:table-cell table:style-name="ce131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HIÁNYZIK</text:p>
          </table:table-cell>
          <table:table-cell table:style-name="ce1315" table:formula="of:=IF(AND(ISNUMBER([.$V31]); [.$V31] &gt; 0); &quot; +&quot; &amp; [.$V31] &amp; &quot;Á&quot;; &quot;&quot;)" office:value-type="string" office:string-value="" calcext:value-type="error">
            <text:p>#HIÁNYZIK</text:p>
          </table:table-cell>
          <table:table-cell table:style-name="ce1356" table:formula="of:=VLOOKUP([.$A29]; kezifegyverek_all; 11; 0)" office:value-type="string" office:string-value="" calcext:value-type="error">
            <text:p>#HIÁNYZIK</text:p>
          </table:table-cell>
          <table:table-cell table:style-name="ce1428" table:formula="of:=IF([.$X31] = 1; &quot;/&quot; &amp; ([.$U31] + 2); &quot;&quot;)" office:value-type="string" office:string-value="" calcext:value-type="error">
            <text:p>#HIÁNYZIK</text:p>
          </table:table-cell>
          <table:table-cell table:style-name="ce144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1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HIÁNYZIK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HIÁNYZIK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HIÁNYZIK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HIÁNYZIK</text:p>
          </table:table-cell>
          <table:table-cell table:style-name="ce130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0]; kezifegyverek_all; 9; 0))" office:value-type="string" office:string-value="" calcext:value-type="error">
            <text:p>#HIÁNYZIK</text:p>
          </table:table-cell>
          <table:table-cell table:style-name="ce131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HIÁNYZIK</text:p>
          </table:table-cell>
          <table:table-cell table:style-name="ce1315" table:formula="of:=IF(AND(ISNUMBER([.$V32]); [.$V32] &gt; 0); &quot; +&quot; &amp; [.$V32] &amp; &quot;Á&quot;; &quot;&quot;)" office:value-type="string" office:string-value="" calcext:value-type="error">
            <text:p>#HIÁNYZIK</text:p>
          </table:table-cell>
          <table:table-cell table:style-name="ce1356" table:formula="of:=VLOOKUP([.$A30]; kezifegyverek_all; 11; 0)" office:value-type="string" office:string-value="" calcext:value-type="error">
            <text:p>#HIÁNYZIK</text:p>
          </table:table-cell>
          <table:table-cell table:style-name="ce1428" table:formula="of:=IF([.$X32] = 1; &quot;/&quot; &amp; ([.$U32] + 2); &quot;&quot;)" office:value-type="string" office:string-value="" calcext:value-type="error">
            <text:p>#HIÁNYZIK</text:p>
          </table:table-cell>
          <table:table-cell table:style-name="ce144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2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4" calcext:value-type="float">
            <text:p>4 x</text:p>
          </table:table-cell>
          <table:table-cell table:style-name="ce572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572" table:number-columns-spanned="2" table:number-rows-spanned="1"/>
          <table:covered-table-cell table:style-name="ce572"/>
          <table:table-cell table:style-name="Default" table:number-columns-repeated="5"/>
          <table:table-cell table:style-name="ce634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HIÁNYZIK</text:p>
          </table:table-cell>
          <table:table-cell table:style-name="ce130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1]; kezifegyverek_all; 9; 0))" office:value-type="string" office:string-value="" calcext:value-type="error">
            <text:p>#HIÁNYZIK</text:p>
          </table:table-cell>
          <table:table-cell table:style-name="ce131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HIÁNYZIK</text:p>
          </table:table-cell>
          <table:table-cell table:style-name="ce131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356" table:formula="of:=VLOOKUP([.$A31]; kezifegyverek_all; 11; 0)" office:value-type="string" office:string-value="" calcext:value-type="error">
            <text:p>#HIÁNYZIK</text:p>
          </table:table-cell>
          <table:table-cell table:style-name="ce1428" table:formula="of:=IF([.$X33] = 1; &quot;/&quot; &amp; ([.$U33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44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Default" table:number-columns-repeated="13"/>
          <table:table-cell table:style-name="ce634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HIÁNYZIK</text:p>
          </table:table-cell>
          <table:table-cell table:style-name="ce1382" table:formula="of:=MIN([Data.$C$31]; VLOOKUP([.$A32]; kezifegyverek_all; 9; 0)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HIÁNYZIK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HIÁNYZIK</text:p>
          </table:table-cell>
          <table:covered-table-cell table:style-name="Default"/>
          <table:covered-table-cell table:style-name="ce43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54"/>
          <table:table-cell table:style-name="ce654"/>
          <table:table-cell table:style-name="Default" table:number-columns-repeated="4"/>
          <table:table-cell table:style-name="ce634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3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68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05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Hatótáv + Komment</text:p>
          </table:table-cell>
          <table:covered-table-cell table:style-name="ce654"/>
          <table:table-cell table:style-name="Default" table:number-columns-repeated="6"/>
          <table:table-cell table:style-name="ce634"/>
          <table:table-cell table:style-name="Default"/>
          <table:table-cell table:style-name="ce1351"/>
          <table:table-cell table:style-name="Default" table:number-columns-repeated="8"/>
          <table:table-cell table:style-name="ce432"/>
          <table:table-cell table:style-name="Default"/>
          <table:table-cell table:number-columns-repeated="232"/>
        </table:table-row>
        <table:table-row table:style-name="ro12">
          <table:table-cell table:style-name="ce571" table:content-validation-name="val104" office:value-type="string" calcext:value-type="string">
            <text:p>Mágiatáv III</text:p>
          </table:table-cell>
          <table:table-cell table:style-name="ce702" table:content-validation-name="val116" table:formula="of:=VLOOKUP([.$A37];tavolsagi_fegyverek_all;5;0)" office:value-type="string" office:string-value="spec" calcext:value-type="string">
            <text:p>spec</text:p>
          </table:table-cell>
          <table:table-cell table:style-name="ce707" table:content-validation-name="val137" office:value-type="float" office:value="2" calcext:value-type="float">
            <text:p>2</text:p>
          </table:table-cell>
          <table:table-cell table:style-name="ce776" table:content-validation-name="val115" table:formula="of:=VLOOKUP([.$A37];tavolsagi_fegyverek_all;2;0)+[.$C37]*[Data.$S$6]" office:value-type="float" office:value="5" calcext:value-type="float">
            <text:p>5</text:p>
          </table:table-cell>
          <table:table-cell table:style-name="ce776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2" table:formula="of:=[.Z38]" office:value-type="string" office:string-value="0 spec" calcext:value-type="string">
            <text:p>0 spec</text:p>
          </table:table-cell>
          <table:table-cell table:style-name="ce966" table:formula="of:=VLOOKUP([.$A37];tavolsagi_fegyverek_all;15;0)" office:value-type="string" office:string-value="Mágikus lövész – 2.fok követelmény" calcext:value-type="string" table:number-columns-spanned="2" table:number-rows-spanned="1">
            <text:p>Mágikus lövész – 2.fok követelmény</text:p>
          </table:table-cell>
          <table:covered-table-cell table:style-name="ce1026"/>
          <table:table-cell table:style-name="Default" table:number-columns-repeated="6"/>
          <table:table-cell table:style-name="ce634"/>
          <table:table-cell table:style-name="Default"/>
          <table:table-cell table:style-name="ce1351"/>
          <table:table-cell table:style-name="Default" table:number-columns-repeated="8"/>
          <table:table-cell table:style-name="ce432"/>
          <table:table-cell table:style-name="Default"/>
          <table:table-cell table:number-columns-repeated="232"/>
        </table:table-row>
        <table:table-row table:style-name="ro5">
          <table:table-cell table:style-name="ce571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HIÁNYZIK</text:p>
          </table:table-cell>
          <table:table-cell table:style-name="ce707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HIÁNYZIK</text:p>
          </table:table-cell>
          <table:table-cell table:style-name="ce776" table:formula="of:=VLOOKUP([.$A38];tavolsagi_fegyverek_all;3;0)" office:value-type="string" office:string-value="" calcext:value-type="error">
            <text:p>#HIÁNYZIK</text:p>
          </table:table-cell>
          <table:table-cell table:style-name="ce924" table:content-validation-name="val172" table:formula="of:=[.Z39]" office:value-type="string" office:string-value="" calcext:value-type="error">
            <text:p>#HIÁNYZIK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1026"/>
          <table:table-cell table:style-name="Default" table:number-columns-repeated="6"/>
          <table:table-cell table:style-name="ce634"/>
          <table:table-cell table:style-name="Default"/>
          <table:table-cell table:style-name="ce1340" table:formula="of:=VLOOKUP([.$A37]; tavolsagi_fegyverek_all; 4; 0)" office:value-type="string" office:string-value="spec" calcext:value-type="string">
            <text:p>spec</text:p>
          </table:table-cell>
          <table:table-cell table:style-name="ce1304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pec" calcext:value-type="string">
            <text:p>spec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315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spec" calcext:value-type="string">
            <text:p>spec</text:p>
          </table:table-cell>
          <table:table-cell table:style-name="ce1315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447" table:formula="of:=IF(ISNUMBER([.$U38]); [.$U38] &amp; [.$Y38] &amp; &quot; &quot; &amp; [.$S38] &amp; [.$W38]; [Data.$C$29])" office:value-type="string" office:string-value="0 spec" calcext:value-type="string">
            <text:p>0 spec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34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HIÁNYZIK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HIÁNYZIK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HIÁNYZIK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HIÁNYZIK</text:p>
          </table:table-cell>
          <table:table-cell table:style-name="ce1419" table:formula="of:=IF(AND(ISNUMBER([.$V39]); [.$V39] &gt; 0); &quot; +&quot; &amp; [.$V39] &amp; &quot;Á&quot;; &quot;&quot;)" office:value-type="string" office:string-value="" calcext:value-type="error">
            <text:p>#HIÁNYZIK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HIÁNYZIK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9" calcext:value-type="float" table:number-columns-spanned="2" table:number-rows-spanned="1">
            <text:p>19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34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4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34"/>
          <table:table-cell table:style-name="Default" table:number-columns-repeated="10"/>
          <table:table-cell table:number-columns-repeated="233"/>
        </table:table-row>
        <table:table-row table:style-name="ro12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8" calcext:value-type="float">
            <text:p>8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31" calcext:value-type="float">
            <text:p>31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935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2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11" calcext:value-type="float">
            <text:p>11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4" calcext:value-type="float">
            <text:p>34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2">
          <table:table-cell table:style-name="ce622" table:content-validation-name="val106" table:formula="of:=IF(LEN(VLOOKUP([.$A27];kezifegyverek_all;15;0))&gt;1;[.$A27];[.$A27])" office:value-type="string" office:string-value="Kard, dzsenn szablya" calcext:value-type="string" table:number-columns-spanned="2" table:number-rows-spanned="1">
            <text:p>Kard, dzsenn szably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7];kezifegyverek_all;14;0); harcmodor_harcertekek;4;0 ) + [.$D27] + [.$H92]" office:value-type="float" office:value="23" calcext:value-type="float">
            <text:p>23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46" calcext:value-type="float">
            <text:p>46</text:p>
          </table:table-cell>
          <table:table-cell table:style-name="ce1402" table:content-validation-name="val170" table:formula="of:=[.F27]" office:value-type="string" office:string-value="6/8 V/S" calcext:value-type="string">
            <text:p>6/8 V/S</text:p>
          </table:table-cell>
          <table:table-cell table:style-name="ce935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2">
          <table:table-cell table:style-name="ce622" table:content-validation-name="val106" table:formula="of:=IF(LEN(VLOOKUP([.$A28];kezifegyverek_all;15;0))&gt;1;[.$A28];[.$A28])" office:value-type="string" office:string-value="Dzsambia" calcext:value-type="string" table:number-columns-spanned="2" table:number-rows-spanned="1">
            <text:p>Dzsambi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8];kezifegyverek_all;14;0); harcmodor_harcertekek;4;0 ) + [.$D28] + [.$H92]" office:value-type="float" office:value="13" calcext:value-type="float">
            <text:p>13</text:p>
          </table:table-cell>
          <table:table-cell table:style-name="ce856" table:content-validation-name="val148" table:formula="of:=VLOOKUP( VLOOKUP([.$A28];kezifegyverek_all;14;0); harcmodor_harcertekek;5;0 ) + [.$E28] + [.$M$71]" office:value-type="float" office:value="36" calcext:value-type="float">
            <text:p>36</text:p>
          </table:table-cell>
          <table:table-cell table:style-name="ce1402" table:content-validation-name="val170" table:formula="of:=[.F28]" office:value-type="string" office:string-value="0/2 V/S" calcext:value-type="string">
            <text:p>0/2 V/S</text:p>
          </table:table-cell>
          <table:table-cell table:style-name="ce935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2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HIÁNYZIK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HIÁNYZIK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HIÁNYZIK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935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2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HIÁNYZIK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HIÁNYZIK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HIÁNYZIK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935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2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HIÁNYZIK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HIÁNYZIK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HIÁNYZIK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HIÁNYZIK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93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2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HIÁNYZIK</text:p>
          </table:table-cell>
          <table:covered-table-cell table:style-name="ce1295" table:content-validation-name="val117"/>
          <table:table-cell table:style-name="ce72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HIÁNYZIK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HIÁNYZIK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HIÁNYZIK</text:p>
          </table:table-cell>
          <table:table-cell table:style-name="ce721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2">
          <table:table-cell table:style-name="ce625" table:content-validation-name="val107" table:formula="of:=IF(LEN(VLOOKUP([.$A37];tavolsagi_fegyverek_all;15;0))&gt;1;[.$A37];[.$A37])" office:value-type="string" office:string-value="Mágiatáv III" calcext:value-type="string" table:number-columns-spanned="2" table:number-rows-spanned="1">
            <text:p>Mágiatáv III</text:p>
          </table:table-cell>
          <table:covered-table-cell table:style-name="ce712" table:content-validation-name="val107"/>
          <table:table-cell table:style-name="ce724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ÉRTÉK!</text:p>
          </table:table-cell>
          <table:table-cell table:style-name="ce829" table:content-validation-name="val148" table:formula="of:=VLOOKUP( VLOOKUP([.$A37]; tavolsagi_fegyverek_all;14;0); harcmodor_harcertekek;4;0 ) + [.$D37] + [.$H92]" office:value-type="float" office:value="6" calcext:value-type="float">
            <text:p>6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24" table:content-validation-name="val172" table:formula="of:=[.F37]" office:value-type="string" office:string-value="0 spec" calcext:value-type="string">
            <text:p>0 spec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2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HIÁNYZIK</text:p>
          </table:table-cell>
          <table:covered-table-cell table:style-name="ce712" table:content-validation-name="val107"/>
          <table:table-cell table:style-name="ce724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HIÁNYZIK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HIÁNYZIK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HIÁNYZIK</text:p>
          </table:table-cell>
          <table:table-cell table:style-name="ce1561" table:content-validation-name="val172" table:formula="of:=[.F38]" office:value-type="string" office:string-value="" calcext:value-type="error">
            <text:p>#HIÁNYZIK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9" table:content-validation-name="val108"/>
          <table:table-cell table:style-name="ce783" table:formula="of:=VLOOKUP([.$A56];teljes_harcertekek_all;3;0)" office:value-type="string" office:string-value="" calcext:value-type="error">
            <text:p>#HIÁNYZIK</text:p>
          </table:table-cell>
          <table:table-cell table:style-name="ce1410" table:formula="of:=VLOOKUP([.$A56];teljes_harcertekek_all;4;0) + [.$K$56]" office:value-type="string" office:string-value="" calcext:value-type="error">
            <text:p>#HIÁNYZIK</text:p>
          </table:table-cell>
          <table:table-cell table:style-name="ce783" table:formula="of:=VLOOKUP([.$A56];teljes_harcertekek_all;5;0) + [.$L$56]" office:value-type="string" office:string-value="" calcext:value-type="error">
            <text:p>#HIÁNYZIK</text:p>
          </table:table-cell>
          <table:table-cell table:style-name="ce933" table:formula="of:=VLOOKUP([.$A56];teljes_harcertekek_all;6;0)" office:value-type="string" office:string-value="" calcext:value-type="error">
            <text:p>#HIÁNYZIK</text:p>
          </table:table-cell>
          <table:table-cell table:style-name="ce943" table:number-columns-spanned="2" table:number-rows-spanned="1"/>
          <table:covered-table-cell table:style-name="ce94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HIÁNYZIK</text:p>
          </table:table-cell>
          <table:table-cell table:style-name="ce1411" table:formula="of:=VLOOKUP([.$A57];teljes_harcertekek_all;4;0) + [.$K$56]" office:value-type="string" office:string-value="" calcext:value-type="error">
            <text:p>#HIÁNYZIK</text:p>
          </table:table-cell>
          <table:table-cell table:style-name="ce785" table:formula="of:=VLOOKUP([.$A57];teljes_harcertekek_all;5;0) + [.$L$56]" office:value-type="string" office:string-value="" calcext:value-type="error">
            <text:p>#HIÁNYZIK</text:p>
          </table:table-cell>
          <table:table-cell table:style-name="ce785" table:formula="of:=VLOOKUP([.$A57];teljes_harcertekek_all;6;0)" office:value-type="string" office:string-value="" calcext:value-type="error">
            <text:p>#HIÁNYZIK</text:p>
          </table:table-cell>
          <table:table-cell table:style-name="ce945" table:number-columns-spanned="2" table:number-rows-spanned="1"/>
          <table:covered-table-cell table:style-name="ce945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HIÁNYZIK</text:p>
          </table:table-cell>
          <table:covered-table-cell table:style-name="ce337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10" table:content-validation-name="val138" office:value-type="string" calcext:value-type="string">
            <text:p>Tám/kör</text:p>
          </table:table-cell>
          <table:table-cell table:style-name="ce810" office:value-type="string" calcext:value-type="string">
            <text:p>TÉ</text:p>
          </table:table-cell>
          <table:table-cell table:style-name="ce81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327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592" table:content-validation-name="val109" office:value-type="string" calcext:value-type="string">
            <text:p><text:s text:c="3"/>Elsődleges fegyver</text:p>
          </table:table-cell>
          <table:table-cell table:style-name="ce675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HIÁNYZIK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HIÁNYZIK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HIÁNYZIK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592" table:content-validation-name="val109" office:value-type="string" calcext:value-type="string">
            <text:p><text:s text:c="3"/>Másodlagos fegyver</text:p>
          </table:table-cell>
          <table:table-cell table:style-name="ce675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HIÁNYZIK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HIÁNYZIK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HIÁNYZIK</text:p>
          </table:table-cell>
          <table:table-cell table:style-name="ce1268" table:formula="of:=VLOOKUP([.$B62];kezifegyverek_all;7;0)" office:value-type="string" office:string-value="" calcext:value-type="error">
            <text:p>#HIÁNYZIK</text:p>
          </table:table-cell>
          <table:table-cell table:style-name="ce1390" table:formula="of:=VLOOKUP([.$B$62];valasztott_fegyverek_all;2;0)" office:value-type="string" office:string-value="" calcext:value-type="error">
            <text:p>#HIÁNYZIK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HIÁNYZIK</text:p>
          </table:table-cell>
          <table:table-cell table:style-name="ce1315" table:formula="of:=VLOOKUP([.$B62];valasztott_fegyverek_all;3;0) * [Data.$T$6]" office:value-type="string" office:string-value="" calcext:value-type="error">
            <text:p>#HIÁNYZIK</text:p>
          </table:table-cell>
          <table:table-cell table:style-name="ce1358" table:formula="of:=VLOOKUP([.$B62]; kezifegyverek_all; 6; 0)" office:value-type="string" office:string-value="" calcext:value-type="error">
            <text:p>#HIÁNYZIK</text:p>
          </table:table-cell>
          <table:table-cell table:style-name="ce1382" table:formula="of:=MIN([Data.$C$31]; VLOOKUP([.$B62]; kezifegyverek_all; 9; 0))" office:value-type="string" office:string-value="" calcext:value-type="error">
            <text:p>#HIÁNYZIK</text:p>
          </table:table-cell>
          <table:table-cell table:style-name="ce1315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HIÁNYZIK</text:p>
          </table:table-cell>
          <table:table-cell table:style-name="ce1315" table:formula="of:=IF(AND(ISNUMBER([.$V63]); [.$V63] &gt; 0); &quot; +&quot; &amp; [.$V63] &amp; &quot;Á&quot;; &quot;&quot;)" office:value-type="string" office:string-value="" calcext:value-type="error">
            <text:p>#HIÁNYZIK</text:p>
          </table:table-cell>
          <table:table-cell table:style-name="ce1356" table:formula="of:=VLOOKUP([.$B62]; kezifegyverek_all; 11; 0)" office:value-type="string" office:string-value="" calcext:value-type="error">
            <text:p>#HIÁNYZIK</text:p>
          </table:table-cell>
          <table:table-cell table:style-name="ce1428" table:formula="of:=IF([.$X63] = 1; &quot;/&quot; &amp; ([.$U63] + 2); &quot;&quot;)" office:value-type="string" office:string-value="" calcext:value-type="error">
            <text:p>#HIÁNYZIK</text:p>
          </table:table-cell>
          <table:table-cell table:style-name="ce144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42"/>
          <table:table-cell table:style-name="ce654" table:number-columns-repeated="3"/>
          <table:table-cell table:style-name="ce63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HIÁNYZIK</text:p>
          </table:table-cell>
          <table:table-cell table:style-name="ce1456" table:formula="of:=VLOOKUP([.$B63]; kezifegyverek_all; 6; 0)" office:value-type="string" office:string-value="" calcext:value-type="error">
            <text:p>#HIÁNYZIK</text:p>
          </table:table-cell>
          <table:table-cell table:style-name="ce1474" table:formula="of:=MIN([Data.$C$31]; VLOOKUP([.$B63]; kezifegyverek_all; 9; 0))" office:value-type="string" office:string-value="" calcext:value-type="error">
            <text:p>#HIÁNYZIK</text:p>
          </table:table-cell>
          <table:table-cell table:style-name="ce1419" table:formula="of:=IF(ISNUMBER([.$Q64]); ([.$Q64]+[.$R64]+[.$T64]))" office:value-type="string" office:string-value="" calcext:value-type="error">
            <text:p>#HIÁNYZIK</text:p>
          </table:table-cell>
          <table:table-cell table:style-name="ce1485" table:formula="of:=VLOOKUP([.$B63]; kezifegyverek_all; 10; 0)" office:value-type="string" office:string-value="" calcext:value-type="error">
            <text:p>#HIÁNYZIK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HIÁNYZIK</text:p>
          </table:table-cell>
          <table:table-cell table:style-name="ce1485" table:formula="of:=VLOOKUP([.$B63]; kezifegyverek_all; 11; 0)" office:value-type="string" office:string-value="" calcext:value-type="error">
            <text:p>#HIÁNYZIK</text:p>
          </table:table-cell>
          <table:table-cell table:style-name="ce1505" table:formula="of:=IF([.$X64] = 1; &quot;/&quot; &amp; ([.$U64] + 2); &quot;&quot;)" office:value-type="string" office:string-value="" calcext:value-type="error">
            <text:p>#HIÁNYZIK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HIÁNYZIK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77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77"/>
          <table:table-cell table:style-name="ce1649" table:content-validation-name="val181" table:formula="of:=[.N63]+[.N67]" office:value-type="string" office:string-value="" calcext:value-type="error">
            <text:p>#HIÁNYZIK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32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HIÁNYZIK</text:p>
          </table:table-cell>
          <table:table-cell/>
          <table:table-cell table:style-name="Default"/>
          <table:table-cell table:style-name="ce1315"/>
          <table:table-cell table:style-name="ce1356"/>
          <table:table-cell table:style-name="ce142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HIÁNYZIK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HIÁNYZIK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HIÁNYZIK</text:p>
          </table:table-cell>
          <table:table-cell table:style-name="ce1334" table:formula="of:=VLOOKUP([.$B63];kezifegyverek_all;7;0)" office:value-type="string" office:string-value="" calcext:value-type="error">
            <text:p>#HIÁNYZIK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HIÁNYZIK</text:p>
          </table:table-cell>
          <table:table-cell/>
          <table:table-cell table:style-name="Default"/>
          <table:table-cell table:style-name="ce1315"/>
          <table:table-cell table:style-name="ce1356"/>
          <table:table-cell table:style-name="ce1428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HIÁNYZIK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78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8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6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0" table:number-columns-spanned="2" table:number-rows-spanned="1"/>
          <table:covered-table-cell table:style-name="ce68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HIÁNYZIK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2">
          <table:table-cell table:style-name="ce5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745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1140"/>
          <table:table-cell table:style-name="Default"/>
          <table:table-cell table:style-name="ce1034"/>
          <table:table-cell table:style-name="Default"/>
          <table:table-cell table:style-name="ce556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2">
          <table:table-cell table:style-name="ce5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56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5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9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4" table:content-validation-name="val127" table:number-columns-spanned="2" table:number-rows-spanned="1"/>
          <table:covered-table-cell table:style-name="ce684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56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56"/>
          <table:table-cell table:style-name="Default" table:number-columns-repeated="8"/>
          <table:table-cell table:number-columns-repeated="241"/>
        </table:table-row>
        <table:table-row table:style-name="ro5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56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56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56" table:number-columns-repeated="4"/>
          <table:table-cell table:style-name="Default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56" table:number-columns-repeated="4"/>
          <table:table-cell table:style-name="Default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56" table:number-columns-repeated="4"/>
          <table:table-cell table:style-name="Default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56"/>
          <table:table-cell table:style-name="Default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2" calcext:value-type="float">
            <text:p>-2</text:p>
          </table:table-cell>
          <table:table-cell table:style-name="ce932" table:content-validation-name="val178" table:formula="of:=VLOOKUP([$Alapértékek.$D$33];fajdalomtures_te_enyhit;3)" office:value-type="float" office:value="-5" calcext:value-type="float">
            <text:p>-5</text:p>
          </table:table-cell>
          <table:table-cell table:style-name="ce1079" table:content-validation-name="val178" table:formula="of:=VLOOKUP([$Alapértékek.$D$33];fajdalomtures_te_enyhit;4)" office:value-type="float" office:value="-8" calcext:value-type="float">
            <text:p>-8</text:p>
          </table:table-cell>
          <table:table-cell table:style-name="Default" table:number-columns-repeated="5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5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6" office:value-type="string" calcext:value-type="string">
            <text:p>Hátrány-1</text:p>
          </table:table-cell>
          <table:table-cell table:style-name="ce158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5"/>
          <table:table-cell table:style-name="ce1170" table:number-columns-repeated="2"/>
          <table:table-cell table:style-name="Default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56" table:number-columns-repeated="2"/>
          <table:table-cell table:style-name="ce634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34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34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3"/>
          <table:table-cell table:style-name="ce556"/>
          <table:table-cell table:style-name="Default"/>
          <table:table-cell table:style-name="ce556" table:number-columns-repeated="5"/>
          <table:table-cell table:style-name="ce634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56" table:number-columns-repeated="5"/>
          <table:table-cell table:style-name="ce634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5"/>
          <table:table-cell table:style-name="ce556" table:number-columns-repeated="6"/>
          <table:table-cell table:style-name="ce634"/>
          <table:table-cell table:number-columns-repeated="243"/>
        </table:table-row>
        <table:table-row table:style-name="ro2" table:number-rows-repeated="65456">
          <table:table-cell table:style-name="ce556" table:number-columns-repeated="15"/>
          <table:table-cell table:style-name="ce634"/>
          <table:table-cell table:number-columns-repeated="243"/>
        </table:table-row>
        <table:table-row table:style-name="ro2" table:number-rows-repeated="11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0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4" calcext:value-type="float" table:number-columns-spanned="2" table:number-rows-spanned="1">
            <text:p>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8" calcext:value-type="float" table:number-columns-spanned="2" table:number-rows-spanned="2">
            <text:p>8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31" calcext:value-type="float" table:number-columns-spanned="1" table:number-rows-spanned="2">
            <text:p>31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11" calcext:value-type="float">
            <text:p>11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42" calcext:value-type="float" table:number-columns-spanned="2" table:number-rows-spanned="1">
            <text:p>42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155" calcext:value-type="float" table:number-columns-spanned="2" table:number-rows-spanned="1">
            <text:p>155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9" calcext:value-type="float" table:number-columns-spanned="3" table:number-rows-spanned="1">
            <text:p>1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558"/>
          <table:covered-table-cell table:style-name="ce1147" table:content-validation-name="val115"/>
          <table:covered-table-cell table:style-name="ce1558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59"/>
          <table:covered-table-cell table:style-name="ce1148" table:content-validation-name="val115"/>
          <table:covered-table-cell table:style-name="ce1559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59"/>
          <table:covered-table-cell table:style-name="ce1148" table:content-validation-name="val115"/>
          <table:covered-table-cell table:style-name="ce1559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31" calcext:value-type="float">
            <text:p>31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8" office:value-type="string" calcext:value-type="string" table:number-columns-spanned="4" table:number-rows-spanned="1">
            <text:p>Magasmágia</text:p>
          </table:table-cell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8" calcext:value-type="float">
            <text:p>8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6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199" office:value-type="string" calcext:value-type="string" table:number-columns-spanned="4" table:number-rows-spanned="1">
            <text:p>Dzsenn</text:p>
          </table:table-cell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8" calcext:value-type="float">
            <text:p>8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 office:value-type="float" office:value="2" calcext:value-type="float">
            <text:p>2</text:p>
          </table:table-cell>
          <table:table-cell table:style-name="ce1487" table:content-validation-name="val115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200" office:value-type="string" calcext:value-type="string" table:number-columns-spanned="4" table:number-rows-spanned="1">
            <text:p>Elemi 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8" calcext:value-type="float">
            <text:p>8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office:value-type="string" calcext:value-type="string" table:number-columns-spanned="3" table:number-rows-spanned="1">
            <text:p>Formázás</text:p>
          </table:table-cell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5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 office:value-type="float" office:value="2" calcext:value-type="float">
            <text:p>2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5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office:value-type="string" calcext:value-type="string" table:number-columns-spanned="3" table:number-rows-spanned="1">
            <text:p>Mágiatáv növelés </text:p>
          </table:table-cell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 office:value-type="float" office:value="3" calcext:value-type="float">
            <text:p>3</text:p>
          </table:table-cell>
          <table:table-cell table:style-name="ce1285" office:value-type="float" office:value="2" calcext:value-type="float">
            <text:p>2</text:p>
          </table:table-cell>
          <table:table-cell table:style-name="ce318" table:content-validation-name="val115" table:formula="of:=[.$E40]*[$Data.$C$12]" office:value-type="float" office:value="12" calcext:value-type="float">
            <text:p>12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office:value-type="string" calcext:value-type="string" table:number-columns-spanned="3" table:number-rows-spanned="1">
            <text:p>Gyors varázsló</text:p>
          </table:table-cell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5" table:formula="of:=[.$E41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61"/>
        <table:table-column table:style-name="co62" table:default-cell-style-name="ce1887"/>
        <table:table-column table:style-name="co63" table:default-cell-style-name="ce1887"/>
        <table:table-column table:style-name="co64" table:default-cell-style-name="ce1887"/>
        <table:table-column table:style-name="co5" table:default-cell-style-name="ce1887"/>
        <table:table-column table:style-name="co65" table:default-cell-style-name="ce1887"/>
        <table:table-column table:style-name="co66" table:default-cell-style-name="ce1887"/>
        <table:table-column table:style-name="co67" table:default-cell-style-name="ce1887"/>
        <table:table-column table:style-name="co68" table:default-cell-style-name="ce1887"/>
        <table:table-column table:style-name="co69" table:default-cell-style-name="ce1887"/>
        <table:table-column table:style-name="co5" table:default-cell-style-name="ce1887"/>
        <table:table-column table:style-name="co70" table:default-cell-style-name="ce1887"/>
        <table:table-column table:style-name="co71" table:default-cell-style-name="ce1887"/>
        <table:table-column table:style-name="co72" table:default-cell-style-name="ce1887"/>
        <table:table-column table:style-name="co73" table:default-cell-style-name="ce1887"/>
        <table:table-column table:style-name="co74" table:default-cell-style-name="ce1887"/>
        <table:table-column table:style-name="co41" table:default-cell-style-name="ce1887"/>
        <table:table-column table:style-name="co41" table:number-columns-repeated="3" table:default-cell-style-name="ce2117"/>
        <table:table-column table:style-name="co41" table:number-columns-repeated="2" table:default-cell-style-name="ce1887"/>
        <table:table-column table:style-name="co75" table:default-cell-style-name="ce2061"/>
        <table:table-column table:style-name="co41" table:number-columns-repeated="241" table:default-cell-style-name="ce6"/>
        <table:table-column table:style-name="co14" table:default-cell-style-name="ce866"/>
        <table:table-column table:style-name="co14" table:number-columns-repeated="16119" table:default-cell-style-name="ce6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5"/>
          <table:table-cell table:style-name="ce1685" table:number-columns-repeated="9"/>
          <table:table-cell table:style-name="ce866" table:number-columns-repeated="248"/>
          <table:table-cell table:number-columns-repeated="16120"/>
        </table:table-row>
        <table:table-row table:style-name="ro13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319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324" office:value-type="string" calcext:value-type="string">
            <text:p>Íves</text:p>
          </table:table-cell>
          <table:table-cell table:style-name="ce2324" office:value-type="string" calcext:value-type="string">
            <text:p>MK</text:p>
          </table:table-cell>
          <table:table-cell table:style-name="ce2324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456"/>
          <table:table-cell table:style-name="ce2491"/>
          <table:table-cell table:style-name="ce866" table:number-columns-repeated="111"/>
          <table:table-cell table:style-name="ce2493" table:number-columns-repeated="129"/>
          <table:table-cell table:style-name="ce866" table:number-columns-repeated="7"/>
          <table:table-cell table:number-columns-repeated="16120"/>
        </table:table-row>
        <table:table-row table:style-name="ro19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0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439" office:value-type="string" calcext:value-type="string">
            <text:p>közelharc</text:p>
          </table:table-cell>
          <table:table-cell table:style-name="ce2458" office:value-type="string" calcext:value-type="string">
            <text:p>FP sebesülést okoz. 5.FP = 1 É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0">
          <table:table-cell/>
          <table:table-cell table:style-name="ce2078" office:value-type="string" calcext:value-type="string">
            <text:p>Béltép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19">
          <table:table-cell/>
          <table:table-cell table:style-name="ce2078" office:value-type="string" calcext:value-type="string">
            <text:p>Kriszkés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Levél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Ugyanazok az értékei, mint a Vasököl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Ha sebzést okoz, befecskendezi a benne tárolt mérg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Pugos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3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00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Tőr, hárító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60" office:value-type="string" calcext:value-type="string">
            <text:p><text:span text:style-name="T15">Nagyon</text:span><text:span text:style-name="T16"> drága!</text:span>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Áldozótőr</text:p>
            <text:p>Vágásnál: +0 SP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3">
          <table:table-cell/>
          <table:table-cell table:style-name="ce2079" office:value-type="string" calcext:value-type="string">
            <text:p>Tőr, páncélszúr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,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40" office:value-type="string" calcext:value-type="string">
            <text:p>közelharc</text:p>
          </table:table-cell>
          <table:table-cell table:style-name="ce246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322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46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05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31" office:value-type="float" office:value="0" calcext:value-type="float">
            <text:p>0</text:p>
          </table:table-cell>
          <table:table-cell table:style-name="ce2328" office:value-type="string" calcext:value-type="string">
            <text:p>D6</text:p>
          </table:table-cell>
          <table:table-cell table:style-name="ce2445" office:value-type="string" calcext:value-type="string">
            <text:p>kardvívás</text:p>
          </table:table-cell>
          <table:table-cell table:style-name="ce2463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19">
          <table:table-cell/>
          <table:table-cell table:style-name="ce2078" office:value-type="string" calcext:value-type="string">
            <text:p>Kard, fejvadász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865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A legelterjedtebb kar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23">
          <table:table-cell/>
          <table:table-cell table:style-name="ce2083" office:value-type="string" calcext:value-type="string">
            <text:p>Kard, kétkezes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4">
          <table:table-cell/>
          <table:table-cell table:style-name="ce2078" office:value-type="string" calcext:value-type="string">
            <text:p>Kard, kígy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gyébként Hosszúkard értékei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2">
          <table:table-cell/>
          <table:table-cell table:style-name="ce2083" office:value-type="string" calcext:value-type="string">
            <text:p>Kard, másfélkezes 2K</text:p>
          </table:table-cell>
          <table:table-cell table:style-name="ce865" office:value-type="float" office:value="6" calcext:value-type="float">
            <text:p>6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,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Kard, másfélkezes 1K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Kard, mesterkard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2">
          <table:table-cell/>
          <table:table-cell table:style-name="ce2078" office:value-type="string" calcext:value-type="string">
            <text:p>Kard, mesterkard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5">
          <table:table-cell/>
          <table:table-cell table:style-name="ce2078" office:value-type="string" calcext:value-type="string">
            <text:p>Kard, Slan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6">
          <table:table-cell/>
          <table:table-cell table:style-name="ce2078" office:value-type="string" calcext:value-type="string">
            <text:p>Kard, Slan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Kard, Slan csatakard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Hihetetlen drága és ritka.</text:p>
            <text:p>Csak két kézzel forgatható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,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325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,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,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329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A3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-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70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 table:number-columns-repeated="16120"/>
        </table:table-row>
        <table:table-row table:style-name="ro20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6" office:value-type="string" calcext:value-type="string">
            <text:p>kardvívás</text:p>
          </table:table-cell>
          <table:table-cell table:style-name="ce247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lándzsavívás</text:p>
          </table:table-cell>
          <table:table-cell table:style-name="ce2472" office:value-type="string" calcext:value-type="string">
            <text:p>Szúró és Vágó módban</text:p>
          </table:table-cell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73" office:value-type="string" calcext:value-type="string">
            <text:p>Zúzó módban. Talán a legjobb a páncélok ellen az Átütéssel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857" office:value-type="float" office:value="6" calcext:value-type="float">
            <text:p>6</text:p>
          </table:table-cell>
          <table:table-cell table:style-name="ce857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857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857" office:value-type="float" office:value="12" calcext:value-type="float">
            <text:p>12</text:p>
          </table:table-cell>
          <table:table-cell table:style-name="ce857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Keskeny: +2</text:p>
            <text:p>Széles hegyű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857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Ha közrefognak, a fegyver az egyik (választott) támadó ellen 0 harcértékű lesz.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857" office:value-type="float" office:value="4" calcext:value-type="float">
            <text:p>4</text:p>
          </table:table-cell>
          <table:table-cell table:style-name="ce857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05" office:value-type="float" office:value="2" calcext:value-type="float">
            <text:p>2</text:p>
          </table:table-cell>
          <table:table-cell table:style-name="ce905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5" office:value-type="string" calcext:value-type="string">
            <text:p>zúzás</text:p>
          </table:table-cell>
          <table:table-cell table:style-name="ce2474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1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,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 office:value-type="string" calcext:value-type="string">
            <text:p>Ellene az ellenfél Pajzs VÉ fele számít csak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/>
          <table:table-cell table:style-name="ce52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078" office:value-type="string" calcext:value-type="string">
            <text:p>Csatacsákány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 office:value-type="string" calcext:value-type="string">
            <text:p>Nagyon vérzik</text:p>
            <text:p>50% az esély, hogy beragad és nem lehet kihúzni harc közben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,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491"/>
          <table:table-cell table:style-name="ce866" table:number-columns-repeated="111"/>
          <table:table-cell table:style-name="ce78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05" office:value-type="float" office:value="3" calcext:value-type="float">
            <text:p>3</text:p>
          </table:table-cell>
          <table:table-cell table:style-name="ce905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2491"/>
          <table:table-cell table:style-name="ce866" table:number-columns-repeated="111"/>
          <table:table-cell table:style-name="ce2495" table:number-columns-repeated="129"/>
          <table:table-cell table:style-name="ce866" table:number-columns-repeated="7"/>
          <table:table-cell/>
          <table:table-cell table:style-name="ce866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ostorharc</text:p>
          </table:table-cell>
          <table:table-cell table:style-name="ce2063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00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477" office:value-type="string" calcext:value-type="string">
            <text:p>Önveszélyes, lásd a leírását. 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50" office:value-type="string" calcext:value-type="string">
            <text:p>közelharci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özelharci</text:p>
          </table:table-cell>
          <table:table-cell table:style-name="ce207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 table:number-columns-repeated="16120"/>
        </table:table-row>
        <table:table-row table:style-name="ro13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320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20" office:value-type="string" calcext:value-type="string">
            <text:p>Íves</text:p>
          </table:table-cell>
          <table:table-cell table:style-name="ce2420" office:value-type="string" calcext:value-type="string">
            <text:p>MF</text:p>
          </table:table-cell>
          <table:table-cell table:style-name="ce2420" office:value-type="string" calcext:value-type="string">
            <text:p>KF</text:p>
          </table:table-cell>
          <table:table-cell table:style-name="ce2451" office:value-type="string" calcext:value-type="string">
            <text:p>Harcmodor</text:p>
          </table:table-cell>
          <table:table-cell table:style-name="ce2478"/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70" table:number-columns-repeated="8"/>
          <table:table-cell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1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3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866" table:number-columns-repeated="15"/>
          <table:table-cell table:style-name="ce2491"/>
          <table:table-cell table:style-name="ce866" table:number-columns-repeated="247"/>
          <table:table-cell table:number-columns-repeated="16120"/>
        </table:table-row>
        <table:table-row table:style-name="ro2">
          <table:table-cell table:number-columns-repeated="1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13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321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79" office:value-type="string" calcext:value-type="string">
            <text:p>Megjegyzés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74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7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866" table:number-columns-repeated="111"/>
          <table:table-cell table:style-name="ce921" table:number-columns-repeated="129"/>
          <table:table-cell table:style-name="ce866" table:number-columns-repeated="7"/>
          <table:table-cell table:number-columns-repeated="16120"/>
        </table:table-row>
        <table:table-row table:style-name="ro28">
          <table:table-cell/>
          <table:table-cell table:style-name="ce2101" office:value-type="string" calcext:value-type="string">
            <text:p>Hajítóbárd</text:p>
          </table:table-cell>
          <table:table-cell table:style-name="ce900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 office:value-type="string" calcext:value-type="string">
            <text:p>Pajzsba dobva csökkenti annak Védő Értékét a dobott SP értékkel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 table:style-name="ce2062"/>
          <table:table-cell table:style-name="ce2102" office:value-type="string" calcext:value-type="string">
            <text:p>Hajítótőr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string" calcext:value-type="string">
            <text:p>15m</text:p>
          </table:table-cell>
          <table:table-cell table:style-name="ce2244" office:value-type="string" calcext:value-type="string">
            <text:p>egykezes</text:p>
          </table:table-cell>
          <table:table-cell table:style-name="ce2140" office:value-type="float" office:value="1" calcext:value-type="float">
            <text:p>1</text:p>
          </table:table-cell>
          <table:table-cell table:style-name="ce222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52" office:value-type="string" calcext:value-type="string">
            <text:p>hajítás</text:p>
          </table:table-cell>
          <table:table-cell table:style-name="ce248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91"/>
          <table:table-cell table:style-name="ce866" table:number-columns-repeated="111"/>
          <table:table-cell table:style-name="ce526" table:number-columns-repeated="129"/>
          <table:table-cell table:style-name="ce866" table:number-columns-repeated="7"/>
          <table:table-cell table:number-columns-repeated="16120"/>
        </table:table-row>
        <table:table-row table:style-name="ro28">
          <table:table-cell/>
          <table:table-cell table:style-name="ce2101" office:value-type="string" calcext:value-type="string">
            <text:p>K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2">
          <table:table-cell/>
          <table:table-cell table:style-name="ce2089" office:value-type="string" calcext:value-type="string">
            <text:p>Parittya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/>
          <table:table-cell table:style-name="ce2491"/>
          <table:table-cell table:style-name="ce866" table:number-columns-repeated="111"/>
          <table:table-cell table:style-name="ce1989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77"/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56"/>
          <table:table-cell table:style-name="ce1685"/>
          <table:table-cell table:style-name="ce1586" table:number-columns-repeated="2"/>
          <table:table-cell table:style-name="ce1685" table:number-columns-repeated="11"/>
          <table:table-cell table:style-name="ce2056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05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323" office:value-type="float" office:value="0" calcext:value-type="float">
            <text:p>0</text:p>
          </table:table-cell>
          <table:table-cell table:style-name="ce2425"/>
          <table:table-cell table:style-name="ce2436" table:number-columns-repeated="2"/>
          <table:table-cell table:style-name="ce2445" office:value-type="string" calcext:value-type="string">
            <text:p>íjászat</text:p>
          </table:table-cell>
          <table:table-cell table:style-name="ce24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101" office:value-type="string" calcext:value-type="string">
            <text:p>Hosszú íj</text:p>
          </table:table-cell>
          <table:table-cell table:style-name="ce900" office:value-type="float" office:value="6" calcext:value-type="float">
            <text:p>6</text:p>
          </table:table-cell>
          <table:table-cell table:style-name="ce2118" office:value-type="float" office:value="3" calcext:value-type="float">
            <text:p>3</text:p>
          </table:table-cell>
          <table:table-cell table:style-name="ce2139" office:value-type="float" office:value="3" calcext:value-type="float">
            <text:p>3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101" office:value-type="string" calcext:value-type="string">
            <text:p>Visszacsapó íj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3">
          <table:table-cell/>
          <table:table-cell table:style-name="ce2101" office:value-type="string" calcext:value-type="string">
            <text:p>Elf íj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91"/>
          <table:table-cell table:style-name="ce866" table:number-columns-repeated="111"/>
          <table:table-cell table:style-name="ce525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491"/>
          <table:table-cell table:style-name="ce866" table:number-columns-repeated="111"/>
          <table:table-cell table:style-name="ce2494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31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28" table:number-columns-repeated="3"/>
          <table:table-cell table:style-name="ce2453" office:value-type="string" calcext:value-type="string">
            <text:p>íjászat</text:p>
          </table:table-cell>
          <table:table-cell table:style-name="ce2488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0" office:value-type="string" calcext:value-type="string">
            <text:p>A kézi nyílpuska kevésbé pontos fegyver kis mérete miatt.</text:p>
          </table:table-cell>
          <table:table-cell table:style-name="ce2491"/>
          <table:table-cell table:style-name="ce866" table:number-columns-repeated="111"/>
          <table:table-cell table:style-name="ce2061"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6" calcext:value-type="float">
            <text:p>6</text:p>
          </table:table-cell>
          <table:table-cell table:style-name="ce2154" office:value-type="float" office:value="13" calcext:value-type="float">
            <text:p>13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8" calcext:value-type="float">
            <text:p>8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866" table:number-columns-repeated="111"/>
          <table:table-cell table:number-columns-repeated="129"/>
          <table:table-cell table:style-name="ce866" table:number-columns-repeated="7"/>
          <table:table-cell table:number-columns-repeated="16120"/>
        </table:table-row>
        <table:table-row table:style-name="ro21">
          <table:table-cell/>
          <table:table-cell table:style-name="ce2101" office:value-type="string" calcext:value-type="string">
            <text:p>Shadoni páncéltörő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- Újratöltés: 1 emberrel: 3 kör, 2 emberrel: 1 kör</text:p>
            <text:p>- Páncéltörő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 table:number-columns-repeated="16120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Míg ki nem fogy a tár. Újratöltés: 1 kör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 table:number-columns-repeated="16120"/>
        </table:table-row>
        <table:table-row table:style-name="ro2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29" table:number-columns-repeated="3"/>
          <table:table-cell table:style-name="ce2446" office:value-type="string" calcext:value-type="string">
            <text:p>lövészet</text:p>
          </table:table-cell>
          <table:table-cell table:style-name="ce2489" office:value-type="string" calcext:value-type="string">
            <text:p>Halálos hatása és Átütés értéke csak aquir kézben érvényesül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 table:number-columns-repeated="16120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869" office:value-type="string" calcext:value-type="string">
            <text:p>Mágiatáv I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string" calcext:value-type="string">
            <text:p>0,5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/>
          <table:table-cell table:style-name="ce2435" table:number-columns-repeated="2"/>
          <table:table-cell table:style-name="ce2454" office:value-type="string" calcext:value-type="string">
            <text:p>mágikus célzás</text:p>
          </table:table-cell>
          <table:table-cell table:style-name="ce2490"/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 table:number-columns-repeated="16120"/>
        </table:table-row>
        <table:table-row table:style-name="ro2">
          <table:table-cell table:style-name="ce2056"/>
          <table:table-cell table:style-name="ce869" office:value-type="string" calcext:value-type="string">
            <text:p>Mágiatáv II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 table:number-columns-repeated="16120"/>
        </table:table-row>
        <table:table-row table:style-name="ro2">
          <table:table-cell table:style-name="ce2056"/>
          <table:table-cell table:style-name="ce869" office:value-type="string" calcext:value-type="string">
            <text:p>Mágiatáv III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 table:number-columns-repeated="16120"/>
        </table:table-row>
        <table:table-row table:style-name="ro2">
          <table:table-cell table:style-name="ce2056"/>
          <table:table-cell table:style-name="ce869" office:value-type="string" calcext:value-type="string">
            <text:p>Mágiatáv IV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869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91"/>
          <table:table-cell table:style-name="ce866" table:number-columns-repeated="111"/>
          <table:table-cell table:number-columns-repeated="132"/>
          <table:table-cell table:style-name="ce866" table:number-columns-repeated="4"/>
          <table:table-cell table:number-columns-repeated="16120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866" table:number-columns-repeated="112"/>
          <table:table-cell table:number-columns-repeated="16256"/>
        </table:table-row>
        <table:table-row table:style-name="ro2" table:number-rows-repeated="3">
          <table:table-cell/>
          <table:table-cell table:style-name="ce1685" table:number-columns-repeated="13"/>
          <table:table-cell/>
          <table:table-cell table:style-name="ce1586"/>
          <table:table-cell table:style-name="ce866" table:number-columns-repeated="112"/>
          <table:table-cell table:number-columns-repeated="16256"/>
        </table:table-row>
        <table:table-row table:style-name="ro2">
          <table:table-cell table:number-columns-repeated="9"/>
          <table:table-cell table:style-name="ce1685" table:number-columns-repeated="4"/>
          <table:table-cell table:number-columns-repeated="2"/>
          <table:table-cell table:style-name="ce2117"/>
          <table:table-cell table:style-name="ce866" table:number-columns-repeated="112"/>
          <table:table-cell table:number-columns-repeated="16256"/>
        </table:table-row>
        <table:table-row table:style-name="ro2" table:number-rows-repeated="101">
          <table:table-cell table:number-columns-repeated="16"/>
          <table:table-cell table:style-name="ce866" table:number-columns-repeated="112"/>
          <table:table-cell table:number-columns-repeated="16256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16362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4"/>
          <table:covered-table-cell table:style-name="ce1421"/>
          <table:covered-table-cell table:style-name="ce1963"/>
          <table:covered-table-cell table:style-name="ce1421"/>
          <table:table-cell table:style-name="ce78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4"/>
          <table:table-cell table:style-name="ce1413"/>
          <table:table-cell table:style-name="ce1963"/>
          <table:table-cell table:style-name="ce1413"/>
          <table:table-cell table:style-name="ce784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193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0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93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93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274"/>
        <table:table-column table:style-name="co65" table:default-cell-style-name="ce2288"/>
        <table:table-column table:style-name="co86" table:default-cell-style-name="ce2296"/>
        <table:table-column table:style-name="co87" table:default-cell-style-name="ce2274"/>
        <table:table-column table:style-name="co88" table:default-cell-style-name="ce2307"/>
        <table:table-column table:style-name="co89" table:default-cell-style-name="ce2274"/>
        <table:table-column table:style-name="co90" table:default-cell-style-name="ce2274"/>
        <table:table-column table:style-name="co91" table:default-cell-style-name="ce2274"/>
        <table:table-column table:style-name="co92" table:default-cell-style-name="ce2315"/>
        <table:table-column table:style-name="co93" table:default-cell-style-name="ce2274"/>
        <table:table-column table:style-name="co94" table:default-cell-style-name="ce2274"/>
        <table:table-column table:style-name="co95" table:default-cell-style-name="Default"/>
        <table:table-column table:style-name="co96" table:default-cell-style-name="ce2274"/>
        <table:table-column table:style-name="co97" table:default-cell-style-name="ce2274"/>
        <table:table-column table:style-name="co98" table:default-cell-style-name="ce2274"/>
        <table:table-column table:style-name="co8" table:default-cell-style-name="Default"/>
        <table:table-row table:style-name="ro3">
          <table:table-cell table:style-name="ce227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87"/>
          <table:covered-table-cell table:style-name="ce2295"/>
          <table:covered-table-cell table:style-name="ce2008"/>
          <table:covered-table-cell table:style-name="ce2009"/>
          <table:covered-table-cell table:number-columns-repeated="3" table:style-name="ce2008"/>
          <table:covered-table-cell table:style-name="ce2314"/>
          <table:covered-table-cell table:number-columns-repeated="2" table:style-name="ce2008"/>
          <table:covered-table-cell/>
          <table:covered-table-cell table:style-name="ce2008"/>
          <table:covered-table-cell table:number-columns-repeated="3"/>
        </table:table-row>
        <table:table-row table:style-name="ro2">
          <table:table-cell table:number-columns-repeated="4"/>
          <table:table-cell table:style-name="ce2009"/>
          <table:table-cell table:style-name="ce2008"/>
          <table:table-cell table:number-columns-repeated="10"/>
        </table:table-row>
        <table:table-row table:style-name="ro2">
          <table:table-cell table:style-name="ce2275" office:value-type="string" calcext:value-type="string">
            <text:p>Általános fortélyok</text:p>
          </table:table-cell>
          <table:table-cell table:style-name="ce2289" office:value-type="string" calcext:value-type="string">
            <text:p>Max fok</text:p>
          </table:table-cell>
          <table:table-cell table:style-name="ce2289" office:value-type="string" calcext:value-type="string">
            <text:p>Kiterjeszti</text:p>
          </table:table-cell>
          <table:table-cell/>
          <table:table-cell table:style-name="ce2306" office:value-type="string" calcext:value-type="string">
            <text:p>Kiemelt Fortélyok</text:p>
          </table:table-cell>
          <table:table-cell table:style-name="ce2008"/>
          <table:table-cell/>
          <table:table-cell table:style-name="ce2306" office:value-type="string" calcext:value-type="string">
            <text:p>Faj Hátterek</text:p>
          </table:table-cell>
          <table:table-cell table:style-name="ce2306" office:value-type="string" calcext:value-type="string">
            <text:p>Karma Hátterek</text:p>
          </table:table-cell>
          <table:table-cell table:style-name="ce2306" office:value-type="string" calcext:value-type="string">
            <text:p>Leíró Hátterek</text:p>
          </table:table-cell>
          <table:table-cell/>
          <table:table-cell table:style-name="ce2275" office:value-type="string" calcext:value-type="string">
            <text:p>Nyelvek</text:p>
          </table:table-cell>
          <table:table-cell table:style-name="ce2306" office:value-type="string" calcext:value-type="string">
            <text:p>Rövidítés</text:p>
          </table:table-cell>
          <table:table-cell table:style-name="Default"/>
          <table:table-cell table:style-name="ce2275" office:value-type="string" calcext:value-type="string">
            <text:p>Varázslási módszerek</text:p>
          </table:table-cell>
          <table:table-cell table:style-name="ce2274"/>
        </table:table-row>
        <table:table-row table:style-name="ro2">
          <table:table-cell table:style-name="ce2276"/>
          <table:table-cell table:style-name="ce2290"/>
          <table:table-cell table:style-name="ce2297"/>
          <table:table-cell/>
          <table:table-cell table:style-name="Default"/>
          <table:table-cell table:style-name="ce2008"/>
          <table:table-cell/>
          <table:table-cell table:style-name="ce2276"/>
          <table:table-cell table:style-name="ce2274"/>
          <table:table-cell table:style-name="Default"/>
          <table:table-cell/>
          <table:table-cell table:style-name="ce2307"/>
          <table:table-cell/>
          <table:table-cell table:style-name="Default"/>
          <table:table-cell/>
          <table:table-cell table:style-name="ce2274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8"/>
          <table:table-cell/>
          <table:table-cell table:style-name="ce22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16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307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8"/>
          <table:table-cell/>
          <table:table-cell table:style-name="ce22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82" office:value-type="string" calcext:value-type="string">
            <text:p>Árva</text:p>
          </table:table-cell>
          <table:table-cell/>
          <table:table-cell table:style-name="ce23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08"/>
          <table:table-cell/>
          <table:table-cell table:style-name="ce22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82" office:value-type="string" calcext:value-type="string">
            <text:p>Erdőlakó</text:p>
          </table:table-cell>
          <table:table-cell/>
          <table:table-cell table:style-name="ce23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82" office:value-type="string" calcext:value-type="string">
            <text:p>Jobbágy</text:p>
          </table:table-cell>
          <table:table-cell/>
          <table:table-cell table:style-name="ce23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6" office:value-type="string" calcext:value-type="string">
            <text:p>Szabad Fortély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82" office:value-type="string" calcext:value-type="string">
            <text:p>Nemes</text:p>
          </table:table-cell>
          <table:table-cell/>
          <table:table-cell table:style-name="ce23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76"/>
          <table:table-cell table:style-name="ce2310"/>
          <table:table-cell/>
          <table:table-cell table:style-name="ce22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82" office:value-type="string" calcext:value-type="string">
            <text:p>Polgár</text:p>
          </table:table-cell>
          <table:table-cell/>
          <table:table-cell table:style-name="ce23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3" office:value-type="string" calcext:value-type="string">
            <text:p><text:span text:style-name="T37">🟩</text:span> 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82" office:value-type="string" calcext:value-type="string">
            <text:p>Városlakó</text:p>
          </table:table-cell>
          <table:table-cell/>
          <table:table-cell table:style-name="ce23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9">
          <table:table-cell table:style-name="ce2279" office:value-type="string" calcext:value-type="string">
            <text:p>➖➖➖ Általános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3" office:value-type="string" calcext:value-type="string">
            <text:p><text:span text:style-name="T38">🟥</text:span> Kvantikum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16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3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8">
          <table:table-cell table:style-name="ce22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3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16" office:value-type="string" calcext:value-type="string">
            <text:p>Élet</text:p>
          </table:table-cell>
          <table:table-cell/>
          <table:table-cell table:style-name="ce23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8">
          <table:table-cell table:style-name="ce22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16" office:value-type="string" calcext:value-type="string">
            <text:p>Rend</text:p>
          </table:table-cell>
          <table:table-cell/>
          <table:table-cell table:style-name="ce23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8">
          <table:table-cell table:style-name="ce22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3" office:value-type="string" calcext:value-type="string">
            <text:p>Érzékenység Tulajdonságodat segíti ízlelé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16" office:value-type="string" calcext:value-type="string">
            <text:p>Halál</text:p>
          </table:table-cell>
          <table:table-cell/>
          <table:table-cell table:style-name="ce23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30">
          <table:table-cell table:style-name="ce22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3" office:value-type="string" calcext:value-type="string">
            <text:p>Érzékenység Tulajdonságodat segíti tapintá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16" office:value-type="string" calcext:value-type="string">
            <text:p>Káosz</text:p>
          </table:table-cell>
          <table:table-cell/>
          <table:table-cell table:style-name="ce23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3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313" table:formula="of:=COUNTA([.H5:.H16])" office:value-type="float" office:value="12" calcext:value-type="float">
            <text:p>12</text:p>
          </table:table-cell>
          <table:table-cell table:style-name="ce22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82" office:value-type="string" calcext:value-type="string">
            <text:p>Alattomos</text:p>
          </table:table-cell>
          <table:table-cell/>
          <table:table-cell table:style-name="ce23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3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82" office:value-type="string" calcext:value-type="string">
            <text:p>Álmodozó</text:p>
          </table:table-cell>
          <table:table-cell/>
          <table:table-cell table:style-name="ce23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3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82" office:value-type="string" calcext:value-type="string">
            <text:p>Autoriter</text:p>
          </table:table-cell>
          <table:table-cell/>
          <table:table-cell table:style-name="ce23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5">
          <table:table-cell table:style-name="ce22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7" office:value-type="float" office:value="1" calcext:value-type="float">
            <text:p>1</text:p>
          </table:table-cell>
          <table:table-cell table:style-name="ce2300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306" office:value-type="string" calcext:value-type="string">
            <text:p>Kultúrkörök</text:p>
          </table:table-cell>
          <table:table-cell table:style-name="ce22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82" office:value-type="string" calcext:value-type="string">
            <text:p>Barátságos</text:p>
          </table:table-cell>
          <table:table-cell/>
          <table:table-cell table:style-name="ce23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9">
          <table:table-cell table:style-name="ce22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3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316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282" office:value-type="string" calcext:value-type="string">
            <text:p>Cinikus</text:p>
          </table:table-cell>
          <table:table-cell/>
          <table:table-cell table:style-name="ce23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3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4mund</text:p>
          </table:table-cell>
          <table:table-cell table:style-name="ce22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82" office:value-type="string" calcext:value-type="string">
            <text:p>Gondoskodó</text:p>
          </table:table-cell>
          <table:table-cell/>
          <table:table-cell table:style-name="ce23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3" office:value-type="string" calcext:value-type="string">
            <text:p><text:span text:style-name="T39">🟩 Nyomozás;  🟩Emberismeret</text:span></text:p>
          </table:table-cell>
          <table:table-cell/>
          <table:table-cell table:style-name="ce2282" office:value-type="string" calcext:value-type="string">
            <text:p>asz1sz</text:p>
          </table:table-cell>
          <table:table-cell table:style-name="ce22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82" office:value-type="string" calcext:value-type="string">
            <text:p>Gyáva</text:p>
          </table:table-cell>
          <table:table-cell/>
          <table:table-cell table:style-name="ce23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82" office:value-type="string" calcext:value-type="string">
            <text:p>Gyűjtögető</text:p>
          </table:table-cell>
          <table:table-cell/>
          <table:table-cell table:style-name="ce23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3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282" office:value-type="string" calcext:value-type="string">
            <text:p>bukán</text:p>
          </table:table-cell>
          <table:table-cell table:style-name="ce2310"/>
          <table:table-cell table:style-name="ce2282" office:value-type="string" calcext:value-type="string">
            <text:p>Hallgatag</text:p>
          </table:table-cell>
          <table:table-cell/>
          <table:table-cell table:style-name="ce23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3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282" office:value-type="string" calcext:value-type="string">
            <text:p>dw00n</text:p>
          </table:table-cell>
          <table:table-cell/>
          <table:table-cell table:style-name="ce2282" office:value-type="string" calcext:value-type="string">
            <text:p>Hiszékeny</text:p>
          </table:table-cell>
          <table:table-cell/>
          <table:table-cell table:style-name="ce23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2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dzs4d</text:p>
          </table:table-cell>
          <table:table-cell table:style-name="ce2311"/>
          <table:table-cell table:style-name="ce2282" office:value-type="string" calcext:value-type="string">
            <text:p>Idealista</text:p>
          </table:table-cell>
          <table:table-cell/>
          <table:table-cell table:style-name="ce23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282" office:value-type="string" calcext:value-type="string">
            <text:p>elar</text:p>
          </table:table-cell>
          <table:table-cell table:style-name="ce2311"/>
          <table:table-cell table:style-name="ce2282" office:value-type="string" calcext:value-type="string">
            <text:p>Kígyóiszonyos</text:p>
          </table:table-cell>
          <table:table-cell/>
          <table:table-cell table:style-name="ce23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282" office:value-type="string" calcext:value-type="string">
            <text:p>elf</text:p>
          </table:table-cell>
          <table:table-cell table:style-name="Default"/>
          <table:table-cell table:style-name="ce2282" office:value-type="string" calcext:value-type="string">
            <text:p>Megfontolt</text:p>
          </table:table-cell>
          <table:table-cell/>
          <table:table-cell table:style-name="ce23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3" office:value-type="string" calcext:value-type="string">
            <text:p><text:span text:style-name="T30">🟩 </text:span>Lexikum, Hadászat</text:p>
          </table:table-cell>
          <table:table-cell/>
          <table:table-cell table:style-name="ce2282" office:value-type="string" calcext:value-type="string">
            <text:p>en0szukei</text:p>
          </table:table-cell>
          <table:table-cell table:style-name="ce2311"/>
          <table:table-cell table:style-name="ce2282" office:value-type="string" calcext:value-type="string">
            <text:p>Megbízhatatlan</text:p>
          </table:table-cell>
          <table:table-cell/>
          <table:table-cell table:style-name="ce2307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282" office:value-type="string" calcext:value-type="string">
            <text:p>erv</text:p>
          </table:table-cell>
          <table:table-cell table:style-name="ce2311"/>
          <table:table-cell table:style-name="ce2282" office:value-type="string" calcext:value-type="string">
            <text:p>Megbízható</text:p>
          </table:table-cell>
          <table:table-cell/>
          <table:table-cell table:style-name="ce2274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3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gohr</text:p>
          </table:table-cell>
          <table:table-cell table:style-name="ce2311"/>
          <table:table-cell table:style-name="ce2282" office:value-type="string" calcext:value-type="string">
            <text:p>Meggondolatlan</text:p>
          </table:table-cell>
          <table:table-cell/>
          <table:table-cell table:style-name="ce23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gorv1ki</text:p>
          </table:table-cell>
          <table:table-cell table:style-name="ce2311"/>
          <table:table-cell table:style-name="ce2282" office:value-type="string" calcext:value-type="string">
            <text:p>Naív</text:p>
          </table:table-cell>
          <table:table-cell/>
          <table:table-cell table:style-name="ce23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0">
          <table:table-cell table:style-name="ce22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il4nori</text:p>
          </table:table-cell>
          <table:table-cell table:style-name="ce2317"/>
          <table:table-cell table:style-name="ce2282" office:value-type="string" calcext:value-type="string">
            <text:p>Nagyképű</text:p>
          </table:table-cell>
          <table:table-cell/>
          <table:table-cell table:style-name="ce23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0">
          <table:table-cell table:style-name="ce22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hál</text:p>
          </table:table-cell>
          <table:table-cell table:style-name="ce2317"/>
          <table:table-cell table:style-name="ce2282" office:value-type="string" calcext:value-type="string">
            <text:p>Nárcisztikus</text:p>
          </table:table-cell>
          <table:table-cell/>
          <table:table-cell table:style-name="ce23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0">
          <table:table-cell table:style-name="ce22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2"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r4ni</text:p>
          </table:table-cell>
          <table:table-cell table:style-name="Default"/>
          <table:table-cell table:style-name="ce2282" office:value-type="string" calcext:value-type="string">
            <text:p>Pókiszonyos</text:p>
          </table:table-cell>
          <table:table-cell/>
          <table:table-cell table:style-name="ce23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0">
          <table:table-cell table:style-name="ce22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mawini</text:p>
          </table:table-cell>
          <table:table-cell table:style-name="Default"/>
          <table:table-cell table:style-name="ce2282" office:value-type="string" calcext:value-type="string">
            <text:p>Precíz</text:p>
          </table:table-cell>
          <table:table-cell/>
          <table:table-cell table:style-name="ce23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282" office:value-type="string" calcext:value-type="string">
            <text:p>ni4rei</text:p>
          </table:table-cell>
          <table:table-cell table:style-name="Default"/>
          <table:table-cell table:style-name="ce2282" office:value-type="string" calcext:value-type="string">
            <text:p>Szerény</text:p>
          </table:table-cell>
          <table:table-cell/>
          <table:table-cell table:style-name="ce23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279" office:value-type="string" calcext:value-type="string">
            <text:p>➖➖➖ Vezet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3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282" office:value-type="string" calcext:value-type="string">
            <text:p>nomád</text:p>
          </table:table-cell>
          <table:table-cell table:style-name="Default"/>
          <table:table-cell table:style-name="ce2282" office:value-type="string" calcext:value-type="string">
            <text:p>Talpnyaló</text:p>
          </table:table-cell>
          <table:table-cell/>
          <table:table-cell table:style-name="ce230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3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282" office:value-type="string" calcext:value-type="string">
            <text:p>pier</text:p>
          </table:table-cell>
          <table:table-cell table:style-name="Default"/>
          <table:table-cell table:style-name="ce2282" office:value-type="string" calcext:value-type="string">
            <text:p>Tiszteletreméltó</text:p>
          </table:table-cell>
          <table:table-cell/>
          <table:table-cell table:style-name="ce23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282" office:value-type="string" calcext:value-type="string">
            <text:p>predoci, edorli</text:p>
          </table:table-cell>
          <table:table-cell table:style-name="Default"/>
          <table:table-cell table:style-name="ce2282" office:value-type="string" calcext:value-type="string">
            <text:p>Teszetosza</text:p>
          </table:table-cell>
          <table:table-cell/>
          <table:table-cell table:style-name="ce23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3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282" office:value-type="string" calcext:value-type="string">
            <text:p>py4r</text:p>
          </table:table-cell>
          <table:table-cell table:style-name="Default"/>
          <table:table-cell table:style-name="ce2282" office:value-type="string" calcext:value-type="string">
            <text:p>Tériszonyos</text:p>
          </table:table-cell>
          <table:table-cell/>
          <table:table-cell table:style-name="ce2274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ragnaroki</text:p>
          </table:table-cell>
          <table:table-cell table:style-name="Default"/>
          <table:table-cell table:style-name="ce2282" office:value-type="string" calcext:value-type="string">
            <text:p>Tudálékos</text:p>
          </table:table-cell>
          <table:table-cell/>
          <table:table-cell table:style-name="ce23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8">
          <table:table-cell table:style-name="ce228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yburri</text:p>
          </table:table-cell>
          <table:table-cell table:style-name="Default"/>
          <table:table-cell table:style-name="ce2316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3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arran</text:p>
          </table:table-cell>
          <table:table-cell table:style-name="Default"/>
          <table:table-cell table:style-name="ce2282" office:value-type="string" calcext:value-type="string">
            <text:p>Alacsony</text:p>
          </table:table-cell>
          <table:table-cell/>
          <table:table-cell table:style-name="ce23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i4dlani</text:p>
          </table:table-cell>
          <table:table-cell table:style-name="Default"/>
          <table:table-cell table:style-name="ce2282" office:value-type="string" calcext:value-type="string">
            <text:p>Albínó</text:p>
          </table:table-cell>
          <table:table-cell/>
          <table:table-cell table:style-name="ce23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7">➖➖➖ Tudományos ➖➖➖</text:span>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308" table:formula="of:=COUNTA([.E11:.E47])" office:value-type="float" office:value="37" calcext:value-type="float">
            <text:p>37</text:p>
          </table:table-cell>
          <table:table-cell table:style-name="ce2303"/>
          <table:table-cell/>
          <table:table-cell table:style-name="ce2282" office:value-type="string" calcext:value-type="string">
            <text:p>tongoriai</text:p>
          </table:table-cell>
          <table:table-cell table:style-name="Default"/>
          <table:table-cell table:style-name="ce2282" office:value-type="string" calcext:value-type="string">
            <text:p>Divatos</text:p>
          </table:table-cell>
          <table:table-cell/>
          <table:table-cell table:style-name="ce2274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0r0ni</text:p>
          </table:table-cell>
          <table:table-cell table:style-name="Default"/>
          <table:table-cell table:style-name="ce2282" office:value-type="string" calcext:value-type="string">
            <text:p>Jóképű</text:p>
          </table:table-cell>
          <table:table-cell/>
          <table:table-cell table:style-name="ce2274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örpe</text:p>
          </table:table-cell>
          <table:table-cell table:style-name="Default"/>
          <table:table-cell table:style-name="ce2282" office:value-type="string" calcext:value-type="string">
            <text:p>Kövér</text:p>
          </table:table-cell>
          <table:table-cell/>
          <table:table-cell table:style-name="ce2274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2" office:value-type="string" calcext:value-type="string">
            <text:p>Magas</text:p>
          </table:table-cell>
          <table:table-cell/>
          <table:table-cell table:style-name="ce2274"/>
          <table:table-cell table:style-name="ce2315"/>
          <table:table-cell table:number-columns-repeated="3"/>
        </table:table-row>
        <table:table-row table:style-name="ro31">
          <table:table-cell table:style-name="ce22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1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29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2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312"/>
          <table:table-cell table:style-name="Default" table:number-columns-repeated="3"/>
          <table:table-cell table:style-name="ce2282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279" office:value-type="string" calcext:value-type="string">
            <text:p>➖➖➖ Befolyástól véd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2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2" office:value-type="string" calcext:value-type="string">
            <text:p>Vékony</text:p>
          </table:table-cell>
          <table:table-cell table:number-columns-repeated="6"/>
        </table:table-row>
        <table:table-row table:style-name="ro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table:style-name="ce2316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/>
          <table:table-cell table:style-name="Default" table:number-columns-repeated="4"/>
          <table:table-cell table:style-name="ce23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75" office:value-type="string" calcext:value-type="string">
            <text:p>Harci fortélyok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28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2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3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2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7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285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274"/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2">
          <table:table-cell table:style-name="ce2285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285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66"/>
        <table:table-column table:style-name="co100" table:default-cell-style-name="ce866"/>
        <table:table-column table:style-name="co41" table:number-columns-repeated="254" table:default-cell-style-name="ce866"/>
        <table:table-column table:style-name="co14" table:number-columns-repeated="16128" table:default-cell-style-name="ce866"/>
        <table:table-row table:style-name="ro2">
          <table:table-cell table:style-name="ce2596" office:value-type="string" calcext:value-type="string">
            <text:p>Karakter pontok (KP) elosztása </text:p>
          </table:table-cell>
          <table:table-cell table:style-name="ce2596"/>
          <table:table-cell table:number-columns-repeated="16382"/>
        </table:table-row>
        <table:table-row table:style-name="ro28">
          <table:table-cell/>
          <table:table-cell table:style-name="ce259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8">
          <table:table-cell office:value-type="string" calcext:value-type="string">
            <text:p>Képzettségek</text:p>
            <text:p/>
          </table:table-cell>
          <table:table-cell table:style-name="ce2597"/>
          <table:table-cell table:number-columns-repeated="16382"/>
        </table:table-row>
        <table:table-row table:style-name="ro33">
          <table:table-cell/>
          <table:table-cell table:style-name="ce259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8">
          <table:table-cell office:value-type="string" calcext:value-type="string">
            <text:p>Fortélyok</text:p>
            <text:p/>
          </table:table-cell>
          <table:table-cell table:style-name="ce2597"/>
          <table:table-cell table:number-columns-repeated="16382"/>
        </table:table-row>
        <table:table-row table:style-name="ro34">
          <table:table-cell/>
          <table:table-cell table:style-name="ce25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597"/>
          <table:table-cell table:number-columns-repeated="16382"/>
        </table:table-row>
        <table:table-row table:style-name="ro28">
          <table:table-cell office:value-type="string" calcext:value-type="string">
            <text:p>Harcérték módosítók (HM)</text:p>
            <text:p/>
          </table:table-cell>
          <table:table-cell table:style-name="ce2597"/>
          <table:table-cell table:number-columns-repeated="16382"/>
        </table:table-row>
        <table:table-row table:style-name="ro33">
          <table:table-cell/>
          <table:table-cell table:style-name="ce259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597"/>
          <table:table-cell table:number-columns-repeated="16382"/>
        </table:table-row>
        <table:table-row table:style-name="ro28">
          <table:table-cell table:style-name="ce259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59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8">
          <table:table-cell table:style-name="ce259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59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59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101" table:default-cell-style-name="ce362"/>
        <table:table-row table:style-name="ro5">
          <table:table-cell table:style-name="ce2598" office:value-type="string" calcext:value-type="string">
            <text:p>V8.9.8</text:p>
          </table:table-cell>
        </table:table-row>
        <table:table-row table:style-name="ro2">
          <table:table-cell table:style-name="ce2599" office:value-type="string" calcext:value-type="string">
            <text:p>* Fegyver táblázatok teljes átstruktúrálása</text:p>
          </table:table-cell>
        </table:table-row>
        <table:table-row table:style-name="ro2">
          <table:table-cell table:style-name="ce2599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599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599" office:value-type="string" calcext:value-type="string">
            <text:p>* Fájdalomtűrés TÉ levonás csökkentő hatás képlet frissítve k20 modellhez</text:p>
          </table:table-cell>
        </table:table-row>
        <table:table-row table:style-name="ro2">
          <table:table-cell table:style-name="ce2599" office:value-type="string" calcext:value-type="string">
            <text:p>* Sebesülésből adódó TÉ levonás már beleszámolva minden TÉ értékbe</text:p>
          </table:table-cell>
        </table:table-row>
        <table:table-row table:style-name="ro2">
          <table:table-cell table:style-name="ce2599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59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9.7</text:p>
          </table:table-cell>
        </table:table-row>
        <table:table-row table:style-name="ro2">
          <table:table-cell table:style-name="ce2599" office:value-type="string" calcext:value-type="string">
            <text:p>* Harci Akrobatika 3 fokú lett, +1 TÉ/VÉ fokonként.</text:p>
          </table:table-cell>
        </table:table-row>
        <table:table-row table:style-name="ro2">
          <table:table-cell table:style-name="ce2599" office:value-type="string" calcext:value-type="string">
            <text:p>* Harcos elme leírása változott</text:p>
          </table:table-cell>
        </table:table-row>
        <table:table-row table:style-name="ro2">
          <table:table-cell table:style-name="ce259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9.6 – k20 innentől</text:p>
          </table:table-cell>
        </table:table-row>
        <table:table-row table:style-name="ro2">
          <table:table-cell table:style-name="ce2599" office:value-type="string" calcext:value-type="string">
            <text:p>* k20 konverzió minden harcértékre</text:p>
          </table:table-cell>
        </table:table-row>
        <table:table-row table:style-name="ro2">
          <table:table-cell table:style-name="ce2599" office:value-type="string" calcext:value-type="string">
            <text:p>* minden fegyver k20-ra konvertálva</text:p>
          </table:table-cell>
        </table:table-row>
        <table:table-row table:style-name="ro2">
          <table:table-cell table:style-name="ce2599" office:value-type="string" calcext:value-type="string">
            <text:p>* Vértviselet 3.fok Lemezvértben bónusz beszámítva</text:p>
          </table:table-cell>
        </table:table-row>
        <table:table-row table:style-name="ro2">
          <table:table-cell table:style-name="ce2599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59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9.5 – k100 utolsó</text:p>
          </table:table-cell>
        </table:table-row>
        <table:table-row table:style-name="ro2">
          <table:table-cell table:style-name="ce2599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599" office:value-type="string" calcext:value-type="string">
            <text:p>* Karma Hátterek bővültek</text:p>
          </table:table-cell>
        </table:table-row>
        <table:table-row table:style-name="ro2">
          <table:table-cell table:style-name="ce2599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60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9.4</text:p>
          </table:table-cell>
        </table:table-row>
        <table:table-row table:style-name="ro2">
          <table:table-cell table:style-name="ce2599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599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599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599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599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599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599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599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59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9.3</text:p>
          </table:table-cell>
        </table:table-row>
        <table:table-row table:style-name="ro2">
          <table:table-cell table:style-name="ce259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599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59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8"/>
        </table:table-row>
        <table:table-row table:style-name="ro5">
          <table:table-cell table:style-name="ce2598" office:value-type="string" calcext:value-type="string">
            <text:p>V8.9.2</text:p>
          </table:table-cell>
        </table:table-row>
        <table:table-row table:style-name="ro2">
          <table:table-cell table:style-name="ce259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59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599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599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59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9.1</text:p>
          </table:table-cell>
        </table:table-row>
        <table:table-row table:style-name="ro2">
          <table:table-cell table:style-name="ce259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9.0</text:p>
          </table:table-cell>
        </table:table-row>
        <table:table-row table:style-name="ro2">
          <table:table-cell table:style-name="ce2599" office:value-type="string" calcext:value-type="string">
            <text:p>* Ostorharc a harcmodor táblázatba</text:p>
          </table:table-cell>
        </table:table-row>
        <table:table-row table:style-name="ro2">
          <table:table-cell table:style-name="ce2599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599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599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599" office:value-type="string" calcext:value-type="string">
            <text:p>* Pajzshasználat 3.fok: +5 VÉ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8.9</text:p>
          </table:table-cell>
        </table:table-row>
        <table:table-row table:style-name="ro2">
          <table:table-cell table:style-name="ce2599" office:value-type="string" calcext:value-type="string">
            <text:p>* Ostorharc harcmodor bekerült</text:p>
          </table:table-cell>
        </table:table-row>
        <table:table-row table:style-name="ro2">
          <table:table-cell table:style-name="ce2599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59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8.8</text:p>
          </table:table-cell>
        </table:table-row>
        <table:table-row table:style-name="ro2">
          <table:table-cell table:style-name="ce2599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599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599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59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8.7</text:p>
          </table:table-cell>
        </table:table-row>
        <table:table-row table:style-name="ro2">
          <table:table-cell table:style-name="ce2599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599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599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599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599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59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598" office:value-type="string" calcext:value-type="string">
            <text:p>V8.8.6</text:p>
          </table:table-cell>
        </table:table-row>
        <table:table-row table:style-name="ro2">
          <table:table-cell table:style-name="ce2599" office:value-type="string" calcext:value-type="string">
            <text:p>* Vezető fortélyok bekerültek</text:p>
          </table:table-cell>
        </table:table-row>
        <table:table-row table:style-name="ro2">
          <table:table-cell table:style-name="ce2599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599" office:value-type="string" calcext:value-type="string">
            <text:p>* kultúrkörök listája frissítve</text:p>
          </table:table-cell>
        </table:table-row>
        <table:table-row table:style-name="ro2">
          <table:table-cell table:style-name="ce259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8.5</text:p>
          </table:table-cell>
        </table:table-row>
        <table:table-row table:style-name="ro2">
          <table:table-cell table:style-name="ce259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599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599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59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8.4</text:p>
          </table:table-cell>
        </table:table-row>
        <table:table-row table:style-name="ro2">
          <table:table-cell table:style-name="ce2599" office:value-type="string" calcext:value-type="string">
            <text:p>* Új: Alakzatharc képzettség</text:p>
          </table:table-cell>
        </table:table-row>
        <table:table-row table:style-name="ro2">
          <table:table-cell table:style-name="ce2599" office:value-type="string" calcext:value-type="string">
            <text:p>* Új: Alakzat: támadó fortély</text:p>
          </table:table-cell>
        </table:table-row>
        <table:table-row table:style-name="ro2">
          <table:table-cell table:style-name="ce2599" office:value-type="string" calcext:value-type="string">
            <text:p>* Új: Alakzat: védekező fortély</text:p>
          </table:table-cell>
        </table:table-row>
        <table:table-row table:style-name="ro2">
          <table:table-cell table:style-name="ce2599" office:value-type="string" calcext:value-type="string">
            <text:p>* Új: Parancsnok fortély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8.3</text:p>
          </table:table-cell>
        </table:table-row>
        <table:table-row table:style-name="ro2">
          <table:table-cell table:style-name="ce2599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599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599" office:value-type="string" calcext:value-type="string">
            <text:p>* Új: Harckeret növelés fortély</text:p>
          </table:table-cell>
        </table:table-row>
        <table:table-row table:style-name="ro2">
          <table:table-cell table:style-name="ce2599" office:value-type="string" calcext:value-type="string">
            <text:p>* Új: Koordinátor fortély</text:p>
          </table:table-cell>
        </table:table-row>
        <table:table-row table:style-name="ro2">
          <table:table-cell table:style-name="ce2599" office:value-type="string" calcext:value-type="string">
            <text:p>* Új: Daráló fortély</text:p>
          </table:table-cell>
        </table:table-row>
        <table:table-row table:style-name="ro2">
          <table:table-cell table:style-name="ce2599" office:value-type="string" calcext:value-type="string">
            <text:p>* Taktika: Falanx megszűnt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59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8.1</text:p>
          </table:table-cell>
        </table:table-row>
        <table:table-row table:style-name="ro2">
          <table:table-cell table:style-name="ce2599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599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599" office:value-type="string" calcext:value-type="string">
            <text:p>* Új: Elpusztíthatatlan fortély</text:p>
          </table:table-cell>
        </table:table-row>
        <table:table-row table:style-name="ro2">
          <table:table-cell table:style-name="ce2599" office:value-type="string" calcext:value-type="string">
            <text:p>* Új: Gladiátor bestiái fortély</text:p>
          </table:table-cell>
        </table:table-row>
        <table:table-row table:style-name="ro2">
          <table:table-cell table:style-name="ce2599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599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59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8.0</text:p>
          </table:table-cell>
        </table:table-row>
        <table:table-row table:style-name="ro2">
          <table:table-cell table:style-name="ce2599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599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599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2">
          <table:table-cell table:style-name="ce2599" office:value-type="string" calcext:value-type="string">
            <text:p>* Szilánk pontértéknek cella</text:p>
          </table:table-cell>
        </table:table-row>
        <table:table-row table:style-name="ro2">
          <table:table-cell table:style-name="ce2599" office:value-type="string" calcext:value-type="string">
            <text:p>* Felszerelés keret képlet 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9</text:p>
          </table:table-cell>
        </table:table-row>
        <table:table-row table:style-name="ro2">
          <table:table-cell table:style-name="ce2599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599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599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59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8</text:p>
          </table:table-cell>
        </table:table-row>
        <table:table-row table:style-name="ro2">
          <table:table-cell table:style-name="ce2599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599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599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7</text:p>
          </table:table-cell>
        </table:table-row>
        <table:table-row table:style-name="ro2">
          <table:table-cell table:style-name="ce2599" office:value-type="string" calcext:value-type="string">
            <text:p>* Új Szabad Fortély: Kihallgatás</text:p>
          </table:table-cell>
        </table:table-row>
        <table:table-row table:style-name="ro2">
          <table:table-cell table:style-name="ce259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6</text:p>
          </table:table-cell>
        </table:table-row>
        <table:table-row table:style-name="ro2">
          <table:table-cell table:style-name="ce259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599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599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599" office:value-type="string" calcext:value-type="string">
            <text:p>* Kínzás képzettség megszünt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5</text:p>
          </table:table-cell>
        </table:table-row>
        <table:table-row table:style-name="ro2">
          <table:table-cell table:style-name="ce2599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599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59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1"/>
        </table:table-row>
        <table:table-row table:style-name="ro5">
          <table:table-cell table:style-name="ce2601" office:value-type="string" calcext:value-type="string">
            <text:p>V8.7.4</text:p>
          </table:table-cell>
        </table:table-row>
        <table:table-row table:style-name="ro2">
          <table:table-cell table:style-name="ce2599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599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599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599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60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3</text:p>
          </table:table-cell>
        </table:table-row>
        <table:table-row table:style-name="ro2">
          <table:table-cell table:style-name="ce2599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599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599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599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599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59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2</text:p>
          </table:table-cell>
        </table:table-row>
        <table:table-row table:style-name="ro2">
          <table:table-cell table:style-name="ce2599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599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59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1</text:p>
          </table:table-cell>
        </table:table-row>
        <table:table-row table:style-name="ro2">
          <table:table-cell table:style-name="ce2599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59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7.0</text:p>
          </table:table-cell>
        </table:table-row>
        <table:table-row table:style-name="ro2">
          <table:table-cell table:style-name="ce2599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599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599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599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5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9</text:p>
          </table:table-cell>
        </table:table-row>
        <table:table-row table:style-name="ro2">
          <table:table-cell table:style-name="ce2599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5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5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5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8</text:p>
          </table:table-cell>
        </table:table-row>
        <table:table-row table:style-name="ro2">
          <table:table-cell table:style-name="ce2599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599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5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599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599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5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7</text:p>
          </table:table-cell>
        </table:table-row>
        <table:table-row table:style-name="ro5">
          <table:table-cell table:style-name="ce2599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599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599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599" office:value-type="string" calcext:value-type="string">
            <text:p>* Tradíció lista frissítve</text:p>
          </table:table-cell>
        </table:table-row>
        <table:table-row table:style-name="ro5">
          <table:table-cell table:style-name="ce25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6</text:p>
          </table:table-cell>
        </table:table-row>
        <table:table-row table:style-name="ro5">
          <table:table-cell table:style-name="ce25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5</text:p>
          </table:table-cell>
        </table:table-row>
        <table:table-row table:style-name="ro5">
          <table:table-cell table:style-name="ce2599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5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599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5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4</text:p>
          </table:table-cell>
        </table:table-row>
        <table:table-row table:style-name="ro5">
          <table:table-cell table:style-name="ce2599" office:value-type="string" calcext:value-type="string">
            <text:p>* KP Alap megszűnt</text:p>
          </table:table-cell>
        </table:table-row>
        <table:table-row table:style-name="ro5">
          <table:table-cell table:style-name="ce2599" office:value-type="string" calcext:value-type="string">
            <text:p>* KP / Szint: 50 + Intelligencia</text:p>
          </table:table-cell>
        </table:table-row>
        <table:table-row table:style-name="ro5">
          <table:table-cell table:style-name="ce2599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599" office:value-type="string" calcext:value-type="string">
            <text:p>* Új Leíró Hátterek</text:p>
          </table:table-cell>
        </table:table-row>
        <table:table-row table:style-name="ro5">
          <table:table-cell table:style-name="ce25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3</text:p>
          </table:table-cell>
        </table:table-row>
        <table:table-row table:style-name="ro5">
          <table:table-cell table:style-name="ce2599" office:value-type="string" calcext:value-type="string">
            <text:p>* Helyismeret db számláló</text:p>
          </table:table-cell>
        </table:table-row>
        <table:table-row table:style-name="ro5">
          <table:table-cell table:style-name="ce2599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599" office:value-type="string" calcext:value-type="string">
            <text:p>* Hadvezetés átnevezve: Hadászat</text:p>
          </table:table-cell>
        </table:table-row>
        <table:table-row table:style-name="ro5">
          <table:table-cell table:style-name="ce2599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599" office:value-type="string" calcext:value-type="string">
            <text:p>* Leíró Hátterek bekerültek</text:p>
          </table:table-cell>
        </table:table-row>
        <table:table-row table:style-name="ro5">
          <table:table-cell table:style-name="ce2599" office:value-type="string" calcext:value-type="string">
            <text:p>* Vadember fortély bekerült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2</text:p>
          </table:table-cell>
        </table:table-row>
        <table:table-row table:style-name="ro5">
          <table:table-cell table:style-name="ce2599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599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5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599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599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5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1</text:p>
          </table:table-cell>
        </table:table-row>
        <table:table-row table:style-name="ro5">
          <table:table-cell table:style-name="ce2599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599" office:value-type="string" calcext:value-type="string">
            <text:p>* képzettséglista szinkronizálás</text:p>
          </table:table-cell>
        </table:table-row>
        <table:table-row table:style-name="ro5">
          <table:table-cell table:style-name="ce2599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599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599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599" office:value-type="string" calcext:value-type="string">
            <text:p>* rengeteg apró javítás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6.0</text:p>
          </table:table-cell>
        </table:table-row>
        <table:table-row table:style-name="ro5">
          <table:table-cell table:style-name="ce25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599" office:value-type="string" calcext:value-type="string">
            <text:p>* Data fül teljes átrendezése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5.1</text:p>
          </table:table-cell>
        </table:table-row>
        <table:table-row table:style-name="ro5">
          <table:table-cell table:style-name="ce2599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599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599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5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5.0 – 1K</text:p>
          </table:table-cell>
        </table:table-row>
        <table:table-row table:style-name="ro5">
          <table:table-cell table:style-name="ce2599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599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599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599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599" office:value-type="string" calcext:value-type="string">
            <text:p>* SFÉ számítása automatikus</text:p>
          </table:table-cell>
        </table:table-row>
        <table:table-row table:style-name="ro5">
          <table:table-cell table:style-name="ce2599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599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599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599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599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5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3.2</text:p>
          </table:table-cell>
        </table:table-row>
        <table:table-row table:style-name="ro5">
          <table:table-cell table:style-name="ce2599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599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5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3.1</text:p>
          </table:table-cell>
        </table:table-row>
        <table:table-row table:style-name="ro5">
          <table:table-cell table:style-name="ce2599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599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599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599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599" office:value-type="string" calcext:value-type="string">
            <text:p>* Hamisítás képzettség bekötve</text:p>
          </table:table-cell>
        </table:table-row>
        <table:table-row table:style-name="ro36">
          <table:table-cell table:style-name="ce2599" office:value-type="string" calcext:value-type="string">
            <text:p>* Szakma lista</text:p>
          </table:table-cell>
        </table:table-row>
        <table:table-row table:style-name="ro36">
          <table:table-cell table:style-name="ce25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99"/>
        </table:table-row>
        <table:table-row table:style-name="ro36">
          <table:table-cell table:style-name="ce2601" office:value-type="string" calcext:value-type="string">
            <text:p>V8.3.0</text:p>
          </table:table-cell>
        </table:table-row>
        <table:table-row table:style-name="ro1">
          <table:table-cell table:style-name="ce2599" office:value-type="string" calcext:value-type="string">
            <text:p>* Történelemismeret: Átfogó</text:p>
          </table:table-cell>
        </table:table-row>
        <table:table-row table:style-name="ro1">
          <table:table-cell table:style-name="ce2599" office:value-type="string" calcext:value-type="string">
            <text:p>* Műveltség: Átlagos (új)</text:p>
          </table:table-cell>
        </table:table-row>
        <table:table-row table:style-name="ro1">
          <table:table-cell table:style-name="ce2599" office:value-type="string" calcext:value-type="string">
            <text:p>* Irodalom-ismeret megszűnt</text:p>
          </table:table-cell>
        </table:table-row>
        <table:table-row table:style-name="ro1">
          <table:table-cell table:style-name="ce2599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599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599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599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599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5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5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6</text:p>
          </table:table-cell>
        </table:table-row>
        <table:table-row table:style-name="ro2">
          <table:table-cell table:style-name="ce25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9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2.4</text:p>
          </table:table-cell>
        </table:table-row>
        <table:table-row table:style-name="ro1">
          <table:table-cell table:style-name="ce2599" office:value-type="string" calcext:value-type="string">
            <text:p>* Fülek átnevezése, színezése</text:p>
          </table:table-cell>
        </table:table-row>
        <table:table-row table:style-name="ro1">
          <table:table-cell table:style-name="ce25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2.3</text:p>
          </table:table-cell>
        </table:table-row>
        <table:table-row table:style-name="ro1">
          <table:table-cell table:style-name="ce2599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599" office:value-type="string" calcext:value-type="string">
            <text:p>* Új fül: Fortélyok</text:p>
          </table:table-cell>
        </table:table-row>
        <table:table-row table:style-name="ro2">
          <table:table-cell table:style-name="ce2601"/>
        </table:table-row>
        <table:table-row table:style-name="ro1">
          <table:table-cell table:style-name="ce2601" office:value-type="string" calcext:value-type="string">
            <text:p>V8.2.2</text:p>
          </table:table-cell>
        </table:table-row>
        <table:table-row table:style-name="ro1">
          <table:table-cell table:style-name="ce2599" office:value-type="string" calcext:value-type="string">
            <text:p>* Új betűtípus: Avenir</text:p>
          </table:table-cell>
        </table:table-row>
        <table:table-row table:style-name="ro2">
          <table:table-cell table:style-name="ce25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0</text:p>
          </table:table-cell>
        </table:table-row>
        <table:table-row table:style-name="ro2">
          <table:table-cell table:style-name="ce2599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599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599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599" office:value-type="string" calcext:value-type="string">
            <text:p>* Kétkezes harc táblázat</text:p>
          </table:table-cell>
        </table:table-row>
        <table:table-row table:style-name="ro1">
          <table:table-cell table:style-name="ce2599" office:value-type="string" calcext:value-type="string">
            <text:p>* Páncélok, vértek tábláza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1.1</text:p>
          </table:table-cell>
        </table:table-row>
        <table:table-row table:style-name="ro1">
          <table:table-cell table:style-name="ce2599" office:value-type="string" calcext:value-type="string">
            <text:p>* Max szint: 21</text:p>
          </table:table-cell>
        </table:table-row>
        <table:table-row table:style-name="ro1">
          <table:table-cell table:style-name="ce2599" office:value-type="string" calcext:value-type="string">
            <text:p>* KP Alap: 150</text:p>
          </table:table-cell>
        </table:table-row>
        <table:table-row table:style-name="ro1">
          <table:table-cell table:style-name="ce2599" office:value-type="string" calcext:value-type="string">
            <text:p>* KP/Szint: 100 + (2x Intelligencia)</text:p>
          </table:table-cell>
        </table:table-row>
        <table:table-row table:style-name="ro1">
          <table:table-cell table:style-name="ce25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1.0</text:p>
          </table:table-cell>
        </table:table-row>
        <table:table-row table:style-name="ro2">
          <table:table-cell table:style-name="ce25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99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599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599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599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599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5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599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5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5</text:p>
          </table:table-cell>
        </table:table-row>
        <table:table-row table:style-name="ro2">
          <table:table-cell table:style-name="ce25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99" office:value-type="string" calcext:value-type="string">
            <text:p>* KP maradt warning formázás</text:p>
          </table:table-cell>
        </table:table-row>
        <table:table-row table:style-name="ro2">
          <table:table-cell table:style-name="ce25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1</text:p>
          </table:table-cell>
        </table:table-row>
        <table:table-row table:style-name="ro2">
          <table:table-cell table:style-name="ce25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0</text:p>
          </table:table-cell>
        </table:table-row>
        <table:table-row table:style-name="ro2">
          <table:table-cell table:style-name="ce25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99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599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3</text:p>
          </table:table-cell>
        </table:table-row>
        <table:table-row table:style-name="ro2">
          <table:table-cell table:style-name="ce2599" office:value-type="string" calcext:value-type="string">
            <text:p>* Új érték: Aura (3.fül)</text:p>
          </table:table-cell>
        </table:table-row>
        <table:table-row table:style-name="ro2">
          <table:table-cell table:style-name="ce25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2</text:p>
          </table:table-cell>
        </table:table-row>
        <table:table-row table:style-name="ro1">
          <table:table-cell table:style-name="ce25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7.9.1</text:p>
          </table:table-cell>
        </table:table-row>
        <table:table-row table:style-name="ro1">
          <table:table-cell table:style-name="ce2599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5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</text:p>
          </table:table-cell>
        </table:table-row>
        <table:table-row table:style-name="ro2">
          <table:table-cell table:style-name="ce26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8</text:p>
          </table:table-cell>
        </table:table-row>
        <table:table-row table:style-name="ro2">
          <table:table-cell table:style-name="ce26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7.1</text:p>
          </table:table-cell>
        </table:table-row>
        <table:table-row table:style-name="ro2">
          <table:table-cell table:style-name="ce26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7</text:p>
          </table:table-cell>
        </table:table-row>
        <table:table-row table:style-name="ro2">
          <table:table-cell table:style-name="ce26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6.1</text:p>
          </table:table-cell>
        </table:table-row>
        <table:table-row table:style-name="ro2">
          <table:table-cell table:style-name="ce26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6</text:p>
          </table:table-cell>
        </table:table-row>
        <table:table-row table:style-name="ro2">
          <table:table-cell table:style-name="ce26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5</text:p>
          </table:table-cell>
        </table:table-row>
        <table:table-row table:style-name="ro2">
          <table:table-cell table:style-name="ce26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4</text:p>
          </table:table-cell>
        </table:table-row>
        <table:table-row table:style-name="ro2">
          <table:table-cell table:style-name="ce26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08"/>
        </table:table-row>
        <table:table-row table:style-name="ro2">
          <table:table-cell table:style-name="ce2604" office:value-type="string" calcext:value-type="string">
            <text:p>V7.3</text:p>
          </table:table-cell>
        </table:table-row>
        <table:table-row table:style-name="ro2">
          <table:table-cell table:style-name="ce26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2</text:p>
          </table:table-cell>
        </table:table-row>
        <table:table-row table:style-name="ro2">
          <table:table-cell table:style-name="ce26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1</text:p>
          </table:table-cell>
        </table:table-row>
        <table:table-row table:style-name="ro2">
          <table:table-cell table:style-name="ce2603" office:value-type="string" calcext:value-type="string">
            <text:p>* Buzogány harcértéke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0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5">
          <table:table-cell table:style-name="ce26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9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8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Új]</text:span>: Pajzsok választhatók listából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5">
          <table:table-cell table:style-name="ce260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5">
          <table:table-cell table:style-name="ce260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5">
          <table:table-cell table:style-name="ce260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7</text:p>
          </table:table-cell>
        </table:table-row>
        <table:table-row table:style-name="ro2">
          <table:table-cell table:style-name="ce26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6</text:p>
          </table:table-cell>
        </table:table-row>
        <table:table-row table:style-name="ro2">
          <table:table-cell table:style-name="ce2603" office:value-type="string" calcext:value-type="string">
            <text:p>* Akrobatika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5</text:p>
          </table:table-cell>
        </table:table-row>
        <table:table-row table:style-name="ro2">
          <table:table-cell table:style-name="ce26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4</text:p>
          </table:table-cell>
        </table:table-row>
        <table:table-row table:style-name="ro2">
          <table:table-cell table:style-name="ce26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3</text:p>
          </table:table-cell>
        </table:table-row>
        <table:table-row table:style-name="ro2">
          <table:table-cell table:style-name="ce26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2</text:p>
          </table:table-cell>
        </table:table-row>
        <table:table-row table:style-name="ro2">
          <table:table-cell table:style-name="ce26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03" office:value-type="string" calcext:value-type="string">
            <text:p>* Licenc szöveg módosult kicsit</text:p>
          </table:table-cell>
        </table:table-row>
        <table:table-row table:style-name="ro2">
          <table:table-cell table:style-name="ce26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03" office:value-type="string" calcext:value-type="string">
            <text:p>* Mágia tradíciókhoz infobox</text:p>
          </table:table-cell>
        </table:table-row>
        <table:table-row table:style-name="ro2">
          <table:table-cell table:style-name="ce26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1</text:p>
          </table:table-cell>
        </table:table-row>
        <table:table-row table:style-name="ro2">
          <table:table-cell table:style-name="ce26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0</text:p>
          </table:table-cell>
        </table:table-row>
        <table:table-row table:style-name="ro2">
          <table:table-cell table:style-name="ce26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9</text:p>
          </table:table-cell>
        </table:table-row>
        <table:table-row table:style-name="ro2">
          <table:table-cell table:style-name="ce2603" office:value-type="string" calcext:value-type="string">
            <text:p>* Kis javításo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8</text:p>
          </table:table-cell>
        </table:table-row>
        <table:table-row table:style-name="ro2">
          <table:table-cell table:style-name="ce2603" office:value-type="string" calcext:value-type="string">
            <text:p>* CC licenc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7</text:p>
          </table:table-cell>
        </table:table-row>
        <table:table-row table:style-name="ro2">
          <table:table-cell table:style-name="ce26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6</text:p>
          </table:table-cell>
        </table:table-row>
        <table:table-row table:style-name="ro2">
          <table:table-cell table:style-name="ce26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5</text:p>
          </table:table-cell>
        </table:table-row>
        <table:table-row table:style-name="ro2">
          <table:table-cell table:style-name="ce261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4</text:p>
          </table:table-cell>
        </table:table-row>
        <table:table-row table:style-name="ro2">
          <table:table-cell table:style-name="ce26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03" office:value-type="string" calcext:value-type="string">
            <text:p>* 1HM=5KP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3</text:p>
          </table:table-cell>
        </table:table-row>
        <table:table-row table:style-name="ro2">
          <table:table-cell table:style-name="ce26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2</text:p>
          </table:table-cell>
        </table:table-row>
        <table:table-row table:style-name="ro2">
          <table:table-cell table:style-name="ce26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1</text:p>
          </table:table-cell>
        </table:table-row>
        <table:table-row table:style-name="ro2">
          <table:table-cell table:style-name="ce2606" office:value-type="string" calcext:value-type="string">
            <text:p>* Könnyű KP oszlop javítása</text:p>
          </table:table-cell>
        </table:table-row>
        <table:table-row table:style-name="ro2">
          <table:table-cell table:style-name="ce26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0</text:p>
          </table:table-cell>
        </table:table-row>
        <table:table-row table:style-name="ro2">
          <table:table-cell table:style-name="ce2606" office:value-type="string" calcext:value-type="string">
            <text:p>*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9</text:p>
          </table:table-cell>
        </table:table-row>
        <table:table-row table:style-name="ro32">
          <table:table-cell table:style-name="ce26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06" office:value-type="string" calcext:value-type="string">
            <text:p>* CHM egyszerűbb neve: CM</text:p>
          </table:table-cell>
        </table:table-row>
        <table:table-row table:style-name="ro2">
          <table:table-cell table:style-name="ce26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8</text:p>
          </table:table-cell>
        </table:table-row>
        <table:table-row table:style-name="ro2">
          <table:table-cell table:style-name="ce26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7</text:p>
          </table:table-cell>
        </table:table-row>
        <table:table-row table:style-name="ro2">
          <table:table-cell table:style-name="ce2606" office:value-type="string" calcext:value-type="string">
            <text:p>* Mana korlát eltörlése</text:p>
          </table:table-cell>
        </table:table-row>
        <table:table-row table:style-name="ro2">
          <table:table-cell table:style-name="ce2606" office:value-type="string" calcext:value-type="string">
            <text:p>* Mágia tradíciók: 50KP</text:p>
          </table:table-cell>
        </table:table-row>
        <table:table-row table:style-name="ro2">
          <table:table-cell table:style-name="ce2606" office:value-type="string" calcext:value-type="string">
            <text:p>* KÉ-be ismét beszámít a TSZ</text:p>
          </table:table-cell>
        </table:table-row>
        <table:table-row table:style-name="ro2">
          <table:table-cell table:style-name="ce26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06" office:value-type="string" calcext:value-type="string">
            <text:p>* KP/szint: 80KP (eddig 70 volt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6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5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4</text:p>
          </table:table-cell>
        </table:table-row>
        <table:table-row table:style-name="ro2">
          <table:table-cell table:style-name="ce26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3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2</text:p>
          </table:table-cell>
        </table:table-row>
        <table:table-row table:style-name="ro2">
          <table:table-cell table:style-name="ce26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1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0</text:p>
          </table:table-cell>
        </table:table-row>
        <table:table-row table:style-name="ro2">
          <table:table-cell table:style-name="ce26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06" office:value-type="string" calcext:value-type="string">
            <text:p>* Belharc harcmodor törölve</text:p>
          </table:table-cell>
        </table:table-row>
        <table:table-row table:style-name="ro2">
          <table:table-cell table:style-name="ce2606" office:value-type="string" calcext:value-type="string">
            <text:p>* Fortély cellák átalak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9</text:p>
          </table:table-cell>
        </table:table-row>
        <table:table-row table:style-name="ro2">
          <table:table-cell table:style-name="ce2606" office:value-type="string" calcext:value-type="string">
            <text:p>* KP/Szint = 70 + Intelligencia</text:p>
          </table:table-cell>
        </table:table-row>
        <table:table-row table:style-name="ro2">
          <table:table-cell table:style-name="ce26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8</text:p>
          </table:table-cell>
        </table:table-row>
        <table:table-row table:style-name="ro2">
          <table:table-cell table:style-name="ce26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7</text:p>
          </table:table-cell>
        </table:table-row>
        <table:table-row table:style-name="ro2">
          <table:table-cell table:style-name="ce2606" office:value-type="string" calcext:value-type="string">
            <text:p>* Max egyfajta HM hiba jav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6</text:p>
          </table:table-cell>
        </table:table-row>
        <table:table-row table:style-name="ro2">
          <table:table-cell table:style-name="ce26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3.5</text:p>
          </table:table-cell>
        </table:table-row>
        <table:table-row table:style-name="ro2">
          <table:table-cell table:style-name="ce2614" office:value-type="string" calcext:value-type="string">
            <text:p>* 1ψP = 2KP</text:p>
          </table:table-cell>
        </table:table-row>
        <table:table-row table:style-name="ro2">
          <table:table-cell table:style-name="ce2614" office:value-type="string" calcext:value-type="string">
            <text:p>* 1 MP = 3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4</text:p>
          </table:table-cell>
        </table:table-row>
        <table:table-row table:style-name="ro2">
          <table:table-cell table:style-name="ce2606" office:value-type="string" calcext:value-type="string">
            <text:p>* Apró javítások</text:p>
          </table:table-cell>
        </table:table-row>
        <table:table-row table:style-name="ro2">
          <table:table-cell table:style-name="ce26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3</text:p>
          </table:table-cell>
        </table:table-row>
        <table:table-row table:style-name="ro2">
          <table:table-cell table:style-name="ce261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1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14" office:value-type="string" calcext:value-type="string">
            <text:p>* 1 CHM = 4KP</text:p>
          </table:table-cell>
        </table:table-row>
        <table:table-row table:style-name="ro2">
          <table:table-cell table:style-name="ce261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14" office:value-type="string" calcext:value-type="string">
            <text:p>* 5HM-&gt;3HM másra</text:p>
          </table:table-cell>
        </table:table-row>
        <table:table-row table:style-name="ro2">
          <table:table-cell table:style-name="ce2614" office:value-type="string" calcext:value-type="string">
            <text:p>* 4HM-&gt;2HM másra</text:p>
          </table:table-cell>
        </table:table-row>
        <table:table-row table:style-name="ro2">
          <table:table-cell table:style-name="ce2614" office:value-type="string" calcext:value-type="string">
            <text:p>* 3HM-&gt;1HM másr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1</text:p>
          </table:table-cell>
        </table:table-row>
        <table:table-row table:style-name="ro2">
          <table:table-cell table:style-name="ce261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8, V2.9</text:p>
          </table:table-cell>
        </table:table-row>
        <table:table-row table:style-name="ro2">
          <table:table-cell table:style-name="ce261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7</text:p>
          </table:table-cell>
        </table:table-row>
        <table:table-row table:style-name="ro2">
          <table:table-cell table:style-name="ce261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14" office:value-type="string" calcext:value-type="string">
            <text:p>* Életerő táblázat bekerült</text:p>
          </table:table-cell>
        </table:table-row>
        <table:table-row table:style-name="ro2">
          <table:table-cell table:style-name="ce261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1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1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6</text:p>
          </table:table-cell>
        </table:table-row>
        <table:table-row table:style-name="ro2">
          <table:table-cell table:style-name="ce26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14" office:value-type="string" calcext:value-type="string">
            <text:p>sehol a nyomtatási képből</text:p>
          </table:table-cell>
        </table:table-row>
        <table:table-row table:style-name="ro2">
          <table:table-cell table:style-name="ce2604" office:value-type="string" calcext:value-type="string">
            <text:p>v2.5</text:p>
          </table:table-cell>
        </table:table-row>
        <table:table-row table:style-name="ro2">
          <table:table-cell table:style-name="ce26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274"/>
        <table:table-column table:style-name="co103" table:default-cell-style-name="ce2059"/>
        <table:table-column table:style-name="co15" table:default-cell-style-name="ce2274"/>
        <table:table-column table:style-name="co104" table:default-cell-style-name="ce2274"/>
        <table:table-column table:style-name="co105" table:default-cell-style-name="ce2274"/>
        <table:table-column table:style-name="co15" table:default-cell-style-name="ce2274"/>
        <table:table-column table:style-name="co106" table:default-cell-style-name="ce2274"/>
        <table:table-column table:style-name="co107" table:default-cell-style-name="ce2274"/>
        <table:table-column table:style-name="co108" table:default-cell-style-name="ce2274"/>
        <table:table-column table:style-name="co109" table:default-cell-style-name="ce2274"/>
        <table:table-column table:style-name="co110" table:default-cell-style-name="ce2274"/>
        <table:table-column table:style-name="co111" table:default-cell-style-name="ce2274"/>
        <table:table-column table:style-name="co112" table:default-cell-style-name="ce2274"/>
        <table:table-column table:style-name="co113" table:default-cell-style-name="ce2274"/>
        <table:table-column table:style-name="co114" table:default-cell-style-name="ce2274"/>
        <table:table-column table:style-name="co115" table:default-cell-style-name="ce2274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577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2"/>
          <table:covered-table-cell table:style-name="ce2253"/>
          <table:covered-table-cell table:number-columns-repeated="6" table:style-name="ce2222"/>
          <table:covered-table-cell table:number-columns-repeated="3" table:style-name="ce2346"/>
          <table:covered-table-cell table:style-name="ce222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2"/>
          <table:table-cell table:style-name="ce2253"/>
          <table:table-cell table:style-name="ce2222" table:number-columns-repeated="2"/>
          <table:table-cell table:style-name="ce2171"/>
          <table:table-cell table:style-name="ce2222" table:number-columns-repeated="3"/>
          <table:table-cell table:style-name="ce2346" table:number-columns-repeated="3"/>
          <table:table-cell table:style-name="ce2222"/>
          <table:table-cell table:number-columns-repeated="240"/>
        </table:table-row>
        <table:table-row table:style-name="ro5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254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05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63" office:value-type="string" calcext:value-type="string">
            <text:p>Szint</text:p>
          </table:table-cell>
          <table:table-cell table:style-name="ce2263" office:value-type="string" calcext:value-type="string" table:number-columns-spanned="2" table:number-rows-spanned="1">
            <text:p>KP</text:p>
          </table:table-cell>
          <table:covered-table-cell table:style-name="ce226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205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5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205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5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74" table:number-columns-repeated="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2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0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5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16" office:value-type="string" calcext:value-type="string">
            <text:p>Fok</text:p>
          </table:table-cell>
          <table:table-cell table:style-name="ce221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727" office:value-type="float" office:value="0" calcext:value-type="float">
            <text:p>0</text:p>
          </table:table-cell>
          <table:table-cell table:style-name="ce221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54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0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170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1727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54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1727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05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1727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05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96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81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96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216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9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96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96" table:content-validation-name="val5"/>
          <table:table-cell table:style-name="ce5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22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56" table:number-columns-repeated="3"/>
          <table:table-cell table:style-name="ce249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556"/>
          <table:table-cell table:style-name="ce249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216" table:content-validation-name="val221" office:value-type="string" calcext:value-type="string">
            <text:p>Fok</text:p>
          </table:table-cell>
          <table:table-cell table:style-name="ce2216" table:content-validation-name="val221" office:value-type="string" calcext:value-type="string">
            <text:p>Bónusz</text:p>
          </table:table-cell>
          <table:table-cell table:style-name="ce634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4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3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205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4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34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4" table:content-validation-name="val5"/>
          <table:table-cell table:style-name="ce634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170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1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4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122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4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4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22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34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900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4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122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4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00"/>
          <table:table-cell table:style-name="ce90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54"/>
          <table:table-cell/>
          <table:table-cell table:style-name="ce706" office:value-type="string" calcext:value-type="string">
            <text:p>Harckeret „nulla” szint</text:p>
          </table:table-cell>
          <table:table-cell table:style-name="ce90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00"/>
          <table:table-cell table:style-name="ce90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9" office:value-type="string" calcext:value-type="string">
            <text:p>Harckeret növ fok bónusz</text:p>
          </table:table-cell>
          <table:table-cell table:style-name="ce90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5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86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8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8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8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8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00" office:value-type="float" office:value="2" calcext:value-type="float">
            <text:p>2</text:p>
          </table:table-cell>
          <table:table-cell table:style-name="ce249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8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8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0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8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56" table:content-validation-name="val5"/>
          <table:table-cell table:style-name="ce221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5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86" office:value-type="float" office:value="9" calcext:value-type="float">
            <text:p>9</text:p>
          </table:table-cell>
          <table:table-cell table:style-name="ce1170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1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8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1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86" office:value-type="float" office:value="12" calcext:value-type="float">
            <text:p>12</text:p>
          </table:table-cell>
          <table:table-cell table:style-name="ce1170" office:value-type="string" calcext:value-type="string">
            <text:p>Mozdulatlan/álló lövész</text:p>
          </table:table-cell>
          <table:table-cell table:style-name="ce1170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1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88" table:content-validation-name="val5"/>
          <table:table-cell table:style-name="Default" table:number-columns-repeated="3"/>
          <table:table-cell table:style-name="ce1586" office:value-type="float" office:value="14" calcext:value-type="float">
            <text:p>14</text:p>
          </table:table-cell>
          <table:table-cell table:style-name="ce1170" office:value-type="string" calcext:value-type="string">
            <text:p>A lövész lassan egyenletesen sétál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1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00" office:value-type="float" office:value="3" calcext:value-type="float">
            <text:p>3</text:p>
          </table:table-cell>
          <table:table-cell table:style-name="ce249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86" office:value-type="float" office:value="15" calcext:value-type="float">
            <text:p>15</text:p>
          </table:table-cell>
          <table:table-cell table:style-name="ce1170" office:value-type="string" calcext:value-type="string">
            <text:p>A lövész lassan fut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2" table:content-validation-name="val5"/>
          <table:table-cell table:style-name="ce2206" table:content-validation-name="val5" table:number-columns-repeated="2"/>
          <table:table-cell table:style-name="ce2288" table:content-validation-name="val5"/>
          <table:table-cell table:style-name="ce2256" table:content-validation-name="val5"/>
          <table:table-cell table:style-name="ce2288" table:content-validation-name="val5" table:number-columns-repeated="3"/>
          <table:table-cell table:style-name="Default" table:number-columns-repeated="3"/>
          <table:table-cell table:style-name="ce1586" office:value-type="float" office:value="17" calcext:value-type="float">
            <text:p>17</text:p>
          </table:table-cell>
          <table:table-cell table:style-name="ce1170" office:value-type="string" calcext:value-type="string">
            <text:p>A lövész rohan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586" office:value-type="float" office:value="20" calcext:value-type="float">
            <text:p>2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34" table:content-validation-name="val5"/>
          <table:table-cell table:style-name="Default" table:number-columns-repeated="3"/>
          <table:table-cell table:style-name="ce158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1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18" table:content-validation-name="val5"/>
          <table:table-cell table:style-name="ce221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8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18" table:content-validation-name="val5" office:value-type="string" calcext:value-type="string">
            <text:p>Szúró</text:p>
          </table:table-cell>
          <table:table-cell table:style-name="ce2218" table:content-validation-name="val5" office:value-type="string" calcext:value-type="string">
            <text:p>Vágó</text:p>
          </table:table-cell>
          <table:table-cell table:style-name="ce2218" table:content-validation-name="val5" office:value-type="string" calcext:value-type="string">
            <text:p>Zúzó</text:p>
          </table:table-cell>
          <table:table-cell table:style-name="ce221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8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170"/>
          <table:table-cell table:style-name="ce5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7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8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170"/>
          <table:table-cell table:style-name="ce5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7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8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170"/>
          <table:table-cell table:style-name="ce5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7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8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170"/>
          <table:table-cell table:style-name="ce5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7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8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170"/>
          <table:table-cell table:style-name="ce5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7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8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170"/>
          <table:table-cell table:style-name="ce5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7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8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170"/>
          <table:table-cell table:style-name="ce5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7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8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170"/>
          <table:table-cell table:style-name="ce5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58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170"/>
          <table:table-cell table:style-name="ce5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586" office:value-type="float" office:value="120" calcext:value-type="float">
            <text:p>12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18" table:content-validation-name="val5" office:value-type="string" calcext:value-type="string">
            <text:p>SFÉ</text:p>
          </table:table-cell>
          <table:table-cell table:style-name="ce221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86" office:value-type="float" office:value="130" calcext:value-type="float">
            <text:p>13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1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86" office:value-type="float" office:value="140" calcext:value-type="float">
            <text:p>14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86" office:value-type="float" office:value="150" calcext:value-type="float">
            <text:p>15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8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86" office:value-type="float" office:value="170" calcext:value-type="float">
            <text:p>170</text:p>
          </table:table-cell>
          <table:table-cell table:style-name="ce1170" office:value-type="string" calcext:value-type="string">
            <text:p>Jól kivehető kontúr</text:p>
          </table:table-cell>
          <table:table-cell table:style-name="ce1170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86" office:value-type="float" office:value="180" calcext:value-type="float">
            <text:p>180</text:p>
          </table:table-cell>
          <table:table-cell table:style-name="ce1170" office:value-type="string" calcext:value-type="string">
            <text:p>Szürkületben</text:p>
          </table:table-cell>
          <table:table-cell table:style-name="ce1170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86" office:value-type="float" office:value="190" calcext:value-type="float">
            <text:p>190</text:p>
          </table:table-cell>
          <table:table-cell table:style-name="ce1170" office:value-type="string" calcext:value-type="string">
            <text:p>Homályos kontúr</text:p>
          </table:table-cell>
          <table:table-cell table:style-name="ce1170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586" office:value-type="float" office:value="200" calcext:value-type="float">
            <text:p>200</text:p>
          </table:table-cell>
          <table:table-cell table:style-name="ce1170" office:value-type="string" calcext:value-type="string">
            <text:p>Éppen kivehető kontúr – zajos</text:p>
          </table:table-cell>
          <table:table-cell table:style-name="ce1170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170"/>
          <table:table-cell table:style-name="ce1170" office:value-type="string" calcext:value-type="string">
            <text:p>Éppen kivehető kontúr – csende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170" office:value-type="string" calcext:value-type="string">
            <text:p>Háttérrel egybeolvadó kontúr – zajo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170"/>
          <table:table-cell table:style-name="ce1170" office:value-type="string" calcext:value-type="string">
            <text:p>Háttérrel egybeolvadó kontúr – csendes</text:p>
          </table:table-cell>
          <table:table-cell table:style-name="ce1170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221" table:content-validation-name="val220" office:value-type="string" calcext:value-type="string">
            <text:p>TÉ</text:p>
          </table:table-cell>
          <table:table-cell table:style-name="ce2252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213" table:content-validation-name="val220" table:formula="of:=VLOOKUP([.$C81];harcmodorok;2)" office:value-type="float" office:value="-9" calcext:value-type="float">
            <text:p>-9</text:p>
          </table:table-cell>
          <table:table-cell table:style-name="ce2213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213" table:content-validation-name="val220" table:formula="of:=VLOOKUP([.$C82];harcmodorok;2)" office:value-type="float" office:value="3" calcext:value-type="float">
            <text:p>3</text:p>
          </table:table-cell>
          <table:table-cell table:style-name="ce2213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213" table:content-validation-name="val220" table:formula="of:=VLOOKUP([.$C83];harcmodorok;2)" office:value-type="float" office:value="6" calcext:value-type="float">
            <text:p>6</text:p>
          </table:table-cell>
          <table:table-cell table:style-name="ce2213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213" table:content-validation-name="val220" table:formula="of:=VLOOKUP([.$C84];harcmodorok;2)" office:value-type="float" office:value="9" calcext:value-type="float">
            <text:p>9</text:p>
          </table:table-cell>
          <table:table-cell table:style-name="ce2213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10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170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170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170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221" table:content-validation-name="val103" office:value-type="string" calcext:value-type="string">
            <text:p>TÉ</text:p>
          </table:table-cell>
          <table:table-cell table:style-name="ce2252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213" office:value-type="float" office:value="0" calcext:value-type="float">
            <text:p>0</text:p>
          </table:table-cell>
          <table:table-cell table:number-columns-repeated="2" table:style-name="ce2213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213" office:value-type="float" office:value="6" calcext:value-type="float">
            <text:p>6</text:p>
          </table:table-cell>
          <table:table-cell table:number-columns-repeated="2" table:style-name="ce2213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213" office:value-type="float" office:value="9" calcext:value-type="float">
            <text:p>9</text:p>
          </table:table-cell>
          <table:table-cell table:number-columns-repeated="2" table:style-name="ce2213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3"/>
          <table:table-cell table:style-name="ce2256"/>
          <table:table-cell table:style-name="ce22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2"/>
          <table:table-cell table:style-name="ce2206" table:number-columns-repeated="2"/>
          <table:table-cell table:style-name="ce2288"/>
          <table:table-cell table:style-name="ce2256"/>
          <table:table-cell table:style-name="ce22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72"/>
          <table:table-cell table:style-name="ce2206" table:number-columns-repeated="2"/>
          <table:table-cell table:style-name="ce2288"/>
          <table:table-cell table:style-name="ce2256"/>
          <table:table-cell table:style-name="ce22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72"/>
          <table:table-cell table:style-name="ce2206" table:number-columns-repeated="2"/>
          <table:table-cell table:style-name="ce2288"/>
          <table:table-cell table:style-name="ce2256"/>
          <table:table-cell table:style-name="ce2288" table:number-columns-repeated="6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style-name="ce1638"/>
          <table:table-cell table:style-name="ce2172"/>
          <table:table-cell table:style-name="ce2206" table:number-columns-repeated="2"/>
          <table:table-cell table:style-name="ce2288"/>
          <table:table-cell table:number-columns-repeated="4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number-columns-repeated="9"/>
          <table:table-cell table:style-name="ce2288" table:number-columns-repeated="3"/>
          <table:table-cell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86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59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00.00.00</text:date>, <text:time style:data-style-name="N2" text:time-value="14:25:41.48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5-09-11T18:15:45.499000000</dc:date>
    <meta:editing-cycles>1242</meta:editing-cycles>
    <meta:editing-duration>P10DT13H55M34S</meta:editing-duration>
    <meta:document-statistic meta:table-count="11" meta:cell-count="48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